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5681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3429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0.5252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99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9900"/>
    </style:style>
    <style:style style:name="ce23" style:family="table-cell" style:parent-style-name="Default">
      <style:table-cell-properties fo:background-color="#00ff66"/>
    </style:style>
    <style:style style:name="ce24" style:family="table-cell" style:parent-style-name="Default">
      <style:table-cell-properties fo:background-color="#6699cc"/>
    </style:style>
    <style:style style:name="ce25" style:family="table-cell" style:parent-style-name="Default">
      <style:table-cell-properties fo:background-color="#66ccff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Bpaleolit01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office:value-type="string" calcext:value-type="string">
            <text:p>nobr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Freducr</text:p>
          </table:table-cell>
          <table:table-cell office:value-type="string" calcext:value-type="string">
            <text:p>IBIr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21" table:formula="of:=[.B14]*[.C14]*[.D14]*[.E14]/[.F14]" office:value-type="float" office:value="0.416666666666667" calcext:value-type="float">
            <text:p>0.416666666666667</text:p>
          </table:table-cell>
          <table:table-cell office:value-type="float" office:value="3.5" calcext:value-type="float">
            <text:p>3.5</text:p>
          </table:table-cell>
          <table:table-cell table:style-name="ce24" office:value-type="float" office:value="0.25" calcext:value-type="float">
            <text:p>0.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1" table:formula="of:=[.K14]+1" office:value-type="float" office:value="1.5" calcext:value-type="float">
            <text:p>1.5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10.05" calcext:value-type="float">
            <text:p>10.05</text:p>
          </table:table-cell>
          <table:table-cell table:style-name="ce21" table:formula="of:=(1+[.J14])/[.N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n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n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6]*[.C16]*[.D16]*[.E16]/[.F16]" office:value-type="float" office:value="0.166666666666667" calcext:value-type="float">
            <text:p>0.166666666666667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4]" office:value-type="float" office:value="0.25" calcext:value-type="float">
            <text:p>0.25</text:p>
          </table:table-cell>
          <table:table-cell table:style-name="ce21" table:formula="of:=[.J14]" office:value-type="float" office:value="0.5" calcext:value-type="float">
            <text:p>0.5</text:p>
          </table:table-cell>
          <table:table-cell table:style-name="ce21" table:formula="of:=[.K14]" office:value-type="float" office:value="0.5" calcext:value-type="float">
            <text:p>0.5</text:p>
          </table:table-cell>
          <table:table-cell table:style-name="ce21" table:formula="of:=[.L14]" office:value-type="float" office:value="1.5" calcext:value-type="float">
            <text:p>1.5</text:p>
          </table:table-cell>
          <table:table-cell table:style-name="ce24" office:value-type="float" office:value="30" calcext:value-type="float">
            <text:p>30</text:p>
          </table:table-cell>
          <table:table-cell table:style-name="ce21" table:formula="of:=[.N14]" office:value-type="float" office:value="10.05" calcext:value-type="float">
            <text:p>10.05</text:p>
          </table:table-cell>
          <table:table-cell table:style-name="ce21" table:formula="of:=[.O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r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2025" calcext:value-type="float">
            <text:p>2.202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ro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Nn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xr</text:p>
          </table:table-cell>
          <table:table-cell table:style-name="ce21" table:formula="of:=[.$L$14]-[.$K$14]*[.C18]" office:value-type="float" office:value="1" calcext:value-type="float">
            <text:p>1</text:p>
          </table:table-cell>
          <table:table-cell table:style-name="ce21" table:formula="of:=[.$L$14]-[.$K$14]*[.D18]" office:value-type="float" office:value="0.39875" calcext:value-type="float">
            <text:p>0.39875</text:p>
          </table:table-cell>
          <table:table-cell table:style-name="ce21" table:formula="of:=[.$L$14]-[.$K$14]*[.E18]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1]-[.G2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r</text:p>
          </table:table-cell>
          <table:table-cell table:style-name="ce21" table:formula="of:=[.$L$14]/([.$K$14]*[.P18]+1)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$O$14]*[.$N$14]*[.C18]/([.C18]+[.$J$14])" office:value-type="float" office:value="1" calcext:value-type="float">
            <text:p>1</text:p>
          </table:table-cell>
          <table:table-cell table:style-name="ce21" table:formula="of:=[.$O$14]*[.$N$14]*[.D18]/([.D18]+[.$J$14])" office:value-type="float" office:value="1.22247918593895" calcext:value-type="float">
            <text:p>1.22247918593895</text:p>
          </table:table-cell>
          <table:table-cell table:style-name="ce21" table:formula="of:=[.$O$14]*[.$N$14]*[.E18]/([.E18]+[.$J$14])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2]-[.G2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n</text:p>
          </table:table-cell>
          <table:table-cell table:style-name="ce21" table:formula="of:=[.$O$14]*[.$N$14]*[.P18]/([.P18]+[.$J$14])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table:style-name="ce21" table:formula="of:=[.C21]/([.C21]+1)" office:value-type="float" office:value="0.5" calcext:value-type="float">
            <text:p>0.5</text:p>
          </table:table-cell>
          <table:table-cell table:style-name="ce21" table:formula="of:=[.D21]/([.D21]+1)" office:value-type="float" office:value="0.285075960679178" calcext:value-type="float">
            <text:p>0.285075960679178</text:p>
          </table:table-cell>
          <table:table-cell table:style-name="ce21" table:formula="of:=[.E21]/([.E21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r</text:p>
          </table:table-cell>
          <table:table-cell table:style-name="ce21" table:formula="of:=[.P21]/([.P21]+1)" office:value-type="float" office:value="0.428571428571429" calcext:value-type="float">
            <text:p>0.42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2]/([.C22]+1)" office:value-type="float" office:value="0.5" calcext:value-type="float">
            <text:p>0.5</text:p>
          </table:table-cell>
          <table:table-cell table:style-name="ce21" table:formula="of:=[.D22]/([.D22]+1)" office:value-type="float" office:value="0.550052029136316" calcext:value-type="float">
            <text:p>0.550052029136316</text:p>
          </table:table-cell>
          <table:table-cell table:style-name="ce21" table:formula="of:=[.E22]/([.E22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n</text:p>
          </table:table-cell>
          <table:table-cell table:style-name="ce21" table:formula="of:=[.P22]/([.P22]+1)" office:value-type="float" office:value="0.545454545454545" calcext:value-type="float">
            <text:p>0.54545454545454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r</text:p>
          </table:table-cell>
          <table:table-cell table:style-name="ce21" table:formula="of:=[.$M$14]*([.C21]^[.$I$14])-(0.5/[.C24])*[.$N$14]*[.C18]*[.C19]/([.C18]+[.$J$14])/[.C18]" office:value-type="float" office:value="8.3" calcext:value-type="float">
            <text:p>8.3</text:p>
          </table:table-cell>
          <table:table-cell table:style-name="ce21" table:formula="of:=[.$M$14]*([.D21]^[.$I$14])-(0.5/[.D24])*[.$N$14]*[.D18]*[.D19]/([.D18]+[.$J$14])/[.D18]" office:value-type="float" office:value="11.9197304113199" calcext:value-type="float">
            <text:p>11.9197304113199</text:p>
          </table:table-cell>
          <table:table-cell table:style-name="ce21" table:formula="of:=[.$M$14]*([.E21]^[.$I$14])-(0.5/[.E24])*[.$N$14]*[.E18]*[.E19]/([.E18]+[.$J$14])/[.E18]" office:value-type="float" office:value="15" calcext:value-type="float">
            <text:p>15</text:p>
          </table:table-cell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27]-[.I27]" office:value-type="float" office:value="0" calcext:value-type="float">
            <text:p>0</text:p>
          </table:table-cell>
          <table:table-cell/>
          <table:table-cell office:value-type="string" calcext:value-type="string">
            <text:p>LEBr</text:p>
          </table:table-cell>
          <table:table-cell table:style-name="ce21" table:formula="of:=[.$M$14]*([.P21]^[.$I$14])-(0.5/[.P24])*[.$N$14]*[.P18]*[.P19]/([.P18]+[.$J$14])/[.P18]" office:value-type="float" office:value="9.26907288653149" calcext:value-type="float">
            <text:p>9.269072886531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$M$16]*([.C22]^[.$I$14])" office:value-type="float" office:value="30" calcext:value-type="float">
            <text:p>30</text:p>
          </table:table-cell>
          <table:table-cell table:style-name="ce21" table:formula="of:=[.$M$16]*([.D22]^[.$I$14])" office:value-type="float" office:value="31.5450792708129" calcext:value-type="float">
            <text:p>31.5450792708129</text:p>
          </table:table-cell>
          <table:table-cell table:style-name="ce21" table:formula="of:=[.$M$16]*([.E22]^[.$I$14])" office:value-type="float" office:value="30" calcext:value-type="float">
            <text:p>30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28]-[.G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EBn</text:p>
          </table:table-cell>
          <table:table-cell table:style-name="ce21" table:formula="of:=[.$M$16]*([.P22]^[.$I$14])" office:value-type="float" office:value="31.3990541817632" calcext:value-type="float">
            <text:p>31.3990541817632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RRo</text:p>
          </table:table-cell>
          <table:table-cell table:style-name="ce21" table:formula="of:=([.C18]/[.C27])*([.C24]*[.$G$14]*([.C27]-[.$H$14])-1)" office:value-type="float" office:value="0" calcext:value-type="float">
            <text:p>0</text:p>
          </table:table-cell>
          <table:table-cell table:style-name="ce21" table:formula="of:=([.D18]/[.D27])*([.D24]*[.$G$14]*([.D27]-[.$H$14])-1)" office:value-type="float" office:value="0.000020228201686251" calcext:value-type="float">
            <text:p>2.0228201686251E-05</text:p>
          </table:table-cell>
          <table:table-cell table:style-name="ce21" table:formula="of:=([.E18]/[.E27])*([.E24]*[.$G$14]*([.E27]-[.$H$14])-1)" office:value-type="float" office:value="0.0930555555555556" calcext:value-type="float">
            <text:p>0.093055555555556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0]-[.G30]" office:value-type="float" office:value="0" calcext:value-type="float">
            <text:p>0</text:p>
          </table:table-cell>
          <table:table-cell table:style-name="ce26" table:formula="of:=[.D30]-[.H30]" office:value-type="float" office:value="0.000020228201686251" calcext:value-type="float">
            <text:p>2.0228201686251E-05</text:p>
          </table:table-cell>
          <table:table-cell table:style-name="ce26" table:formula="of:=[.E30]-[.I30]" office:value-type="float" office:value="0.0130555555555556" calcext:value-type="float">
            <text:p>0.013055555555556</text:p>
          </table:table-cell>
          <table:table-cell/>
          <table:table-cell office:value-type="string" calcext:value-type="string">
            <text:p>dRRo</text:p>
          </table:table-cell>
          <table:table-cell table:style-name="ce21" table:formula="of:=([.P18]/[.P27])*([.P24]*[.$G$14]*([.P27]-[.$H$14])-1)" office:value-type="float" office:value="0.00651447825477646" calcext:value-type="float">
            <text:p>0.006514478254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NNo</text:p>
          </table:table-cell>
          <table:table-cell table:style-name="ce21" table:formula="of:=([.C19]/[.C28])*([.C25]*[.$G$16]*([.C28]-[.$H$16])-1)" office:value-type="float" office:value="0" calcext:value-type="float">
            <text:p>0</text:p>
          </table:table-cell>
          <table:table-cell table:style-name="ce21" table:formula="of:=([.D19]/[.D28])*([.D25]*[.$G$16]*([.D28]-[.$H$16])-1)" office:value-type="float" office:value="0" calcext:value-type="float">
            <text:p>0</text:p>
          </table:table-cell>
          <table:table-cell table:style-name="ce21" table:formula="of:=([.E19]/[.E28])*([.E25]*[.$G$16]*([.E28]-[.$H$16])-1)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1]-[.G31]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dNNo</text:p>
          </table:table-cell>
          <table:table-cell table:style-name="ce21" table:formula="of:=([.P19]/[.P28])*([.P25]*[.$G$16]*([.P28]-[.$H$16])-1)" office:value-type="float" office:value="0.00694593644264655" calcext:value-type="float">
            <text:p>0.006945936442647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31]-[.R31]" office:value-type="float" office:value="-0.0330540635573534" calcext:value-type="float">
            <text:p>-0.033054063557354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EBpaleolit01_3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office:value-type="string" calcext:value-type="string">
            <text:p>nobr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Freducr</text:p>
          </table:table-cell>
          <table:table-cell office:value-type="string" calcext:value-type="string">
            <text:p>IBIr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21" table:formula="of:=[.B14]*[.C14]*[.D14]*[.E14]/[.F14]" office:value-type="float" office:value="0.416666666666667" calcext:value-type="float">
            <text:p>0.416666666666667</text:p>
          </table:table-cell>
          <table:table-cell office:value-type="float" office:value="3.5" calcext:value-type="float">
            <text:p>3.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3" calcext:value-type="float">
            <text:p>0.3</text:p>
          </table:table-cell>
          <table:table-cell table:style-name="ce21" table:formula="of:=[.K14]+1" office:value-type="float" office:value="1.3" calcext:value-type="float">
            <text:p>1.3</text:p>
          </table:table-cell>
          <table:table-cell table:style-name="ce25" office:value-type="float" office:value="15" calcext:value-type="float">
            <text:p>15</text:p>
          </table:table-cell>
          <table:table-cell office:value-type="float" office:value="13.4" calcext:value-type="float">
            <text:p>13.4</text:p>
          </table:table-cell>
          <table:table-cell table:style-name="ce21" table:formula="of:=(1+[.J14])/[.N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n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n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n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Kln</text:p>
          </table:table-cell>
          <table:table-cell office:value-type="string" calcext:value-type="string">
            <text:p>Khunt</text:p>
          </table:table-cell>
          <table:table-cell office:value-type="string" calcext:value-type="string">
            <text:p>Kr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6]*[.C16]*[.D16]*[.E16]/[.F16]" office:value-type="float" office:value="0.166666666666667" calcext:value-type="float">
            <text:p>0.166666666666667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4]" office:value-type="float" office:value="0.25" calcext:value-type="float">
            <text:p>0.25</text:p>
          </table:table-cell>
          <table:table-cell table:style-name="ce21" table:formula="of:=[.J14]" office:value-type="float" office:value="1" calcext:value-type="float">
            <text:p>1</text:p>
          </table:table-cell>
          <table:table-cell table:style-name="ce21" table:formula="of:=[.K14]" office:value-type="float" office:value="0.3" calcext:value-type="float">
            <text:p>0.3</text:p>
          </table:table-cell>
          <table:table-cell table:style-name="ce21" table:formula="of:=[.L14]" office:value-type="float" office:value="1.3" calcext:value-type="float">
            <text:p>1.3</text:p>
          </table:table-cell>
          <table:table-cell table:style-name="ce24" office:value-type="float" office:value="30" calcext:value-type="float">
            <text:p>30</text:p>
          </table:table-cell>
          <table:table-cell table:style-name="ce21" table:formula="of:=[.N14]" office:value-type="float" office:value="13.4" calcext:value-type="float">
            <text:p>13.4</text:p>
          </table:table-cell>
          <table:table-cell table:style-name="ce21" table:formula="of:=[.O14]" office:value-type="float" office:value="0.149253731343284" calcext:value-type="float">
            <text:p>0.14925373134328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r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Rro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Nno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xr</text:p>
          </table:table-cell>
          <table:table-cell table:style-name="ce21" table:formula="of:=[.$L$14]-[.$K$14]*[.C18]" office:value-type="float" office:value="1" calcext:value-type="float">
            <text:p>1</text:p>
          </table:table-cell>
          <table:table-cell table:style-name="ce21" table:formula="of:=[.$L$14]-[.$K$14]*[.D18]" office:value-type="float" office:value="0.4" calcext:value-type="float">
            <text:p>0.4</text:p>
          </table:table-cell>
          <table:table-cell table:style-name="ce21" table:formula="of:=[.$L$14]-[.$K$14]*[.E18]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1]-[.G2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r</text:p>
          </table:table-cell>
          <table:table-cell table:style-name="ce21" table:formula="of:=[.$L$14]/([.$K$14]*[.P18]+1)" office:value-type="float" office:value="0.8125" calcext:value-type="float">
            <text:p>0.8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$O$14]*[.$N$14]*[.C18]/([.C18]+[.$J$14])" office:value-type="float" office:value="1" calcext:value-type="float">
            <text:p>1</text:p>
          </table:table-cell>
          <table:table-cell table:style-name="ce21" table:formula="of:=[.$O$14]*[.$N$14]*[.D18]/([.D18]+[.$J$14])" office:value-type="float" office:value="1.5" calcext:value-type="float">
            <text:p>1.5</text:p>
          </table:table-cell>
          <table:table-cell table:style-name="ce21" table:formula="of:=[.$O$14]*[.$N$14]*[.E18]/([.E18]+[.$J$14])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2]-[.G2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xn</text:p>
          </table:table-cell>
          <table:table-cell table:style-name="ce21" table:formula="of:=[.$O$14]*[.$N$14]*[.P18]/([.P18]+[.$J$14])" office:value-type="float" office:value="1.33333333333333" calcext:value-type="float">
            <text:p>1.3333333333333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r</text:p>
          </table:table-cell>
          <table:table-cell table:style-name="ce21" table:formula="of:=[.C21]/([.C21]+1)" office:value-type="float" office:value="0.5" calcext:value-type="float">
            <text:p>0.5</text:p>
          </table:table-cell>
          <table:table-cell table:style-name="ce21" table:formula="of:=[.D21]/([.D21]+1)" office:value-type="float" office:value="0.285714285714286" calcext:value-type="float">
            <text:p>0.285714285714286</text:p>
          </table:table-cell>
          <table:table-cell table:style-name="ce21" table:formula="of:=[.E21]/([.E21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r</text:p>
          </table:table-cell>
          <table:table-cell table:style-name="ce21" table:formula="of:=[.P21]/([.P21]+1)" office:value-type="float" office:value="0.448275862068966" calcext:value-type="float">
            <text:p>0.448275862068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2]/([.C22]+1)" office:value-type="float" office:value="0.5" calcext:value-type="float">
            <text:p>0.5</text:p>
          </table:table-cell>
          <table:table-cell table:style-name="ce21" table:formula="of:=[.D22]/([.D22]+1)" office:value-type="float" office:value="0.6" calcext:value-type="float">
            <text:p>0.6</text:p>
          </table:table-cell>
          <table:table-cell table:style-name="ce21" table:formula="of:=[.E22]/([.E22]+1)" office:value-type="float" office:value="0.5" calcext:value-type="float">
            <text:p>0.5</text:p>
          </table:table-cell>
          <table:table-cell table:number-columns-repeated="9"/>
          <table:table-cell office:value-type="string" calcext:value-type="string">
            <text:p>Srn</text:p>
          </table:table-cell>
          <table:table-cell table:style-name="ce21" table:formula="of:=[.P22]/([.P22]+1)" office:value-type="float" office:value="0.571428571428571" calcext:value-type="float">
            <text:p>0.57142857142857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r</text:p>
          </table:table-cell>
          <table:table-cell table:style-name="ce21" table:formula="of:=[.$M$14]*([.C21]^[.$I$14])-(0.5/[.C24])*[.$N$14]*[.C18]*[.C19]/([.C18]+[.$J$14])/[.C18]" office:value-type="float" office:value="8.3" calcext:value-type="float">
            <text:p>8.3</text:p>
          </table:table-cell>
          <table:table-cell table:style-name="ce21" table:formula="of:=[.$M$14]*([.D21]^[.$I$14])-(0.5/[.D24])*[.$N$14]*[.D18]*[.D19]/([.D18]+[.$J$14])/[.D18]" office:value-type="float" office:value="11.9290609315058" calcext:value-type="float">
            <text:p>11.9290609315058</text:p>
          </table:table-cell>
          <table:table-cell table:style-name="ce21" table:formula="of:=[.$M$14]*([.E21]^[.$I$14])-(0.5/[.E24])*[.$N$14]*[.E18]*[.E19]/([.E18]+[.$J$14])/[.E18]" office:value-type="float" office:value="15" calcext:value-type="float">
            <text:p>15</text:p>
          </table:table-cell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27]-[.I27]" office:value-type="float" office:value="0" calcext:value-type="float">
            <text:p>0</text:p>
          </table:table-cell>
          <table:table-cell/>
          <table:table-cell office:value-type="string" calcext:value-type="string">
            <text:p>LEBr</text:p>
          </table:table-cell>
          <table:table-cell table:style-name="ce21" table:formula="of:=[.$M$14]*([.P21]^[.$I$14])-(0.5/[.P24])*[.$N$14]*[.P18]*[.P19]/([.P18]+[.$J$14])/[.P18]" office:value-type="float" office:value="9.25916563381828" calcext:value-type="float">
            <text:p>9.259165633818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$M$16]*([.C22]^[.$I$14])" office:value-type="float" office:value="30" calcext:value-type="float">
            <text:p>30</text:p>
          </table:table-cell>
          <table:table-cell table:style-name="ce21" table:formula="of:=[.$M$16]*([.D22]^[.$I$14])" office:value-type="float" office:value="33.2004575910096" calcext:value-type="float">
            <text:p>33.2004575910096</text:p>
          </table:table-cell>
          <table:table-cell table:style-name="ce21" table:formula="of:=[.$M$16]*([.E22]^[.$I$14])" office:value-type="float" office:value="30" calcext:value-type="float">
            <text:p>30</text:p>
          </table:table-cell>
          <table:table-cell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28]-[.G28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EBn</text:p>
          </table:table-cell>
          <table:table-cell table:style-name="ce21" table:formula="of:=[.$M$16]*([.P22]^[.$I$14])" office:value-type="float" office:value="32.2370979547063" calcext:value-type="float">
            <text:p>32.237097954706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dRRo</text:p>
          </table:table-cell>
          <table:table-cell table:style-name="ce21" table:formula="of:=([.C18]/[.C27])*([.C24]*[.$G$14]*([.C27]-[.$H$14])-1)" office:value-type="float" office:value="0" calcext:value-type="float">
            <text:p>0</text:p>
          </table:table-cell>
          <table:table-cell table:style-name="ce21" table:formula="of:=([.D18]/[.D27])*([.D24]*[.$G$14]*([.D27]-[.$H$14])-1)" office:value-type="float" office:value="0.000870052066025384" calcext:value-type="float">
            <text:p>0.000870052066025</text:p>
          </table:table-cell>
          <table:table-cell table:style-name="ce21" table:formula="of:=([.E18]/[.E27])*([.E24]*[.$G$14]*([.E27]-[.$H$14])-1)" office:value-type="float" office:value="0.0930555555555556" calcext:value-type="float">
            <text:p>0.093055555555556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0]-[.G30]" office:value-type="float" office:value="0" calcext:value-type="float">
            <text:p>0</text:p>
          </table:table-cell>
          <table:table-cell table:style-name="ce26" table:formula="of:=[.D30]-[.H30]" office:value-type="float" office:value="0.000870052066025384" calcext:value-type="float">
            <text:p>0.000870052066025</text:p>
          </table:table-cell>
          <table:table-cell table:style-name="ce26" table:formula="of:=[.E30]-[.I30]" office:value-type="float" office:value="0.0130555555555556" calcext:value-type="float">
            <text:p>0.013055555555556</text:p>
          </table:table-cell>
          <table:table-cell/>
          <table:table-cell office:value-type="string" calcext:value-type="string">
            <text:p>dRRo</text:p>
          </table:table-cell>
          <table:table-cell table:style-name="ce21" table:formula="of:=([.P18]/[.P27])*([.P24]*[.$G$14]*([.P27]-[.$H$14])-1)" office:value-type="float" office:value="0.0163527098880114" calcext:value-type="float">
            <text:p>0.0163527098880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NNo</text:p>
          </table:table-cell>
          <table:table-cell table:style-name="ce21" table:formula="of:=([.C19]/[.C28])*([.C25]*[.$G$16]*([.C28]-[.$H$16])-1)" office:value-type="float" office:value="0" calcext:value-type="float">
            <text:p>0</text:p>
          </table:table-cell>
          <table:table-cell table:style-name="ce21" table:formula="of:=([.D19]/[.D28])*([.D25]*[.$G$16]*([.D28]-[.$H$16])-1)" office:value-type="float" office:value="0" calcext:value-type="float">
            <text:p>0</text:p>
          </table:table-cell>
          <table:table-cell table:style-name="ce21" table:formula="of:=([.E19]/[.E28])*([.E25]*[.$G$16]*([.E28]-[.$H$16])-1)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1]-[.G31]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office:value-type="string" calcext:value-type="string">
            <text:p>dNNo</text:p>
          </table:table-cell>
          <table:table-cell table:style-name="ce21" table:formula="of:=([.P19]/[.P28])*([.P25]*[.$G$16]*([.P28]-[.$H$16])-1)" office:value-type="float" office:value="0.0110405127479053" calcext:value-type="float">
            <text:p>0.011040512747905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31]-[.R31]" office:value-type="float" office:value="-0.0289594872520947" calcext:value-type="float">
            <text:p>-0.028959487252095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EBagrarian01" table:style-name="ta1">
        <table:table-column table:style-name="co1" table:default-cell-style-name="ce19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p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table:formula="of:=[.C16]*[.D16]*[.E16]/[.F16]"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.9" calcext:value-type="float">
            <text:p>31.9</text:p>
          </table:table-cell>
          <table:table-cell office:value-type="float" office:value="150" calcext:value-type="float">
            <text:p>150</text:p>
          </table:table-cell>
          <table:table-cell office:value-type="float" office:value="2.99" calcext:value-type="float">
            <text:p>2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e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.5" calcext:value-type="float">
            <text:p>0.5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C18]*[.D18]*[.E18]/[.F18]" office:value-type="float" office:value="0.0833333333333333" calcext:value-type="float">
            <text:p>0.083333333333333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5" calcext:value-type="float">
            <text:p>5</text:p>
          </table:table-cell>
          <table:table-cell table:style-name="ce21" table:formula="of:=[.M16]" office:value-type="float" office:value="31.9" calcext:value-type="float">
            <text:p>31.9</text:p>
          </table:table-cell>
          <table:table-cell table:style-name="ce21" table:formula="of:=[.N16]" office:value-type="float" office:value="150" calcext:value-type="float">
            <text:p>150</text:p>
          </table:table-cell>
          <table:table-cell table:style-name="ce21" table:formula="of:=[.O16]" office:value-type="float" office:value="2.99" calcext:value-type="float">
            <text:p>2.99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office:value-type="float" office:value="2.2025" calcext:value-type="float">
            <text:p>2.202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P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EE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[.O16]*([.C22]^[.J16])*[.C21]*[.K16])^0.5" office:value-type="float" office:value="1.24439096403594" calcext:value-type="float">
            <text:p>1.24439096403594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5]-[.G25]" office:value-type="float" office:value="0.244390964035937" calcext:value-type="float">
            <text:p>0.24439096403593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p</text:p>
          </table:table-cell>
          <table:table-cell table:style-name="ce21" table:formula="of:=[.C25]/([.C21]+[.L16]*[.C22])" office:value-type="float" office:value="0.888850688597098" calcext:value-type="float">
            <text:p>0.888850688597098</text:p>
          </table:table-cell>
          <table:table-cell table:style-name="ce21" table:formula="of:=[.$L$16]-[.$K$16]*[.D21]" office:value-type="float" office:value="2.7975" calcext:value-type="float">
            <text:p>2.7975</text:p>
          </table:table-cell>
          <table:table-cell table:style-name="ce21" table:formula="of:=[.$L$16]-[.$K$16]*[.E21]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xp</text:p>
          </table:table-cell>
          <table:table-cell table:style-name="ce21" table:formula="of:=[.$L$16]/([.$K$16]*[.P21]+1)" office:value-type="float" office:value="1.66666666666667" calcext:value-type="float">
            <text:p>1.666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e</text:p>
          </table:table-cell>
          <table:table-cell table:style-name="ce21" table:formula="of:=[.L16]*[.C26]" office:value-type="float" office:value="4.44425344298549" calcext:value-type="float">
            <text:p>4.44425344298549</text:p>
          </table:table-cell>
          <table:table-cell table:style-name="ce21" table:formula="of:=[.$O$16]*[.$N$16]*[.D21]/([.D21]+[.$J$16])" office:value-type="float" office:value="404.430399181167" calcext:value-type="float">
            <text:p>404.430399181167</text:p>
          </table:table-cell>
          <table:table-cell table:style-name="ce21" table:formula="of:=[.$O$16]*[.$N$16]*[.E21]/([.E21]+[.$J$16])" office:value-type="float" office:value="361.693548387097" calcext:value-type="float">
            <text:p>361.693548387097</text:p>
          </table:table-cell>
          <table:table-cell table:number-columns-repeated="9"/>
          <table:table-cell office:value-type="string" calcext:value-type="string">
            <text:p>xxn</text:p>
          </table:table-cell>
          <table:table-cell table:style-name="ce21" table:formula="of:=[.$O$16]*[.$N$16]*[.P21]/([.P21]+[.$J$16])" office:value-type="float" office:value="400.446428571429" calcext:value-type="float">
            <text:p>400.44642857142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table:style-name="ce21" table:formula="of:=[.C26]/([.C26]+1)" office:value-type="float" office:value="0.470577528421409" calcext:value-type="float">
            <text:p>0.470577528421409</text:p>
          </table:table-cell>
          <table:table-cell table:style-name="ce21" table:formula="of:=[.D26]/([.D26]+1)" office:value-type="float" office:value="0.736668861092824" calcext:value-type="float">
            <text:p>0.736668861092824</text:p>
          </table:table-cell>
          <table:table-cell table:style-name="ce21" table:formula="of:=[.E26]/([.E26]+1)" office:value-type="float" office:value="0.8" calcext:value-type="float">
            <text:p>0.8</text:p>
          </table:table-cell>
          <table:table-cell table:number-columns-repeated="9"/>
          <table:table-cell office:value-type="string" calcext:value-type="string">
            <text:p>Srp</text:p>
          </table:table-cell>
          <table:table-cell table:style-name="ce21" table:formula="of:=[.P26]/([.P26]+1)"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table:style-name="ce21" table:formula="of:=[.C27]/([.C27]+1)" office:value-type="float" office:value="0.816320086771782" calcext:value-type="float">
            <text:p>0.816320086771782</text:p>
          </table:table-cell>
          <table:table-cell table:style-name="ce21" table:formula="of:=[.D27]/([.D27]+1)" office:value-type="float" office:value="0.997533485397198" calcext:value-type="float">
            <text:p>0.997533485397198</text:p>
          </table:table-cell>
          <table:table-cell table:style-name="ce21" table:formula="of:=[.E27]/([.E27]+1)" office:value-type="float" office:value="0.997242851425268" calcext:value-type="float">
            <text:p>0.997242851425268</text:p>
          </table:table-cell>
          <table:table-cell table:number-columns-repeated="9"/>
          <table:table-cell office:value-type="string" calcext:value-type="string">
            <text:p>Sre</text:p>
          </table:table-cell>
          <table:table-cell table:style-name="ce21" table:formula="of:=[.P27]/([.P27]+1)" office:value-type="float" office:value="0.997509007606423" calcext:value-type="float">
            <text:p>0.99750900760642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p</text:p>
          </table:table-cell>
          <table:table-cell table:style-name="ce21" table:formula="of:=[.M16]*[.C26]^[.I16]" office:value-type="float" office:value="30.9740422460803" calcext:value-type="float">
            <text:p>30.9740422460803</text:p>
          </table:table-cell>
          <table:table-cell table:style-name="ce21" table:formula="of:=[.$M$16]*([.D26]^[.$I$16])-(0.5/[.D29])*[.$N$16]*[.D21]*[.D22]/([.D21]+[.$J$16])/[.D21]" office:value-type="float" office:value="41.2556284230374" calcext:value-type="float">
            <text:p>41.2556284230374</text:p>
          </table:table-cell>
          <table:table-cell table:style-name="ce21" table:formula="of:=[.$M$16]*([.E26]^[.$I$16])-(0.5/[.E29])*[.$N$16]*[.E21]*[.E22]/([.E21]+[.$J$16])/[.E21]" office:value-type="float" office:value="45.1134126397017" calcext:value-type="float">
            <text:p>45.1134126397017</text:p>
          </table:table-cell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2]-[.I32]" office:value-type="float" office:value="30.1134126397017" calcext:value-type="float">
            <text:p>30.1134126397017</text:p>
          </table:table-cell>
          <table:table-cell/>
          <table:table-cell office:value-type="string" calcext:value-type="string">
            <text:p>LEBp</text:p>
          </table:table-cell>
          <table:table-cell table:style-name="ce21" table:formula="of:=[.$M$16]*([.P26]^[.$I$16])-(0.5/[.P29])*[.$N$16]*[.P21]*[.P22]/([.P21]+[.$J$16])/[.P21]" office:value-type="float" office:value="-17.3260307811153" calcext:value-type="float">
            <text:p>-17.3260307811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e</text:p>
          </table:table-cell>
          <table:table-cell table:style-name="ce21" table:formula="of:=([.M16]*[.C27]^[.I16])-([.N16]*[.C22]/[.C21])*(0.5/[.C30])" office:value-type="float" office:value="36.1085824066339" calcext:value-type="float">
            <text:p>36.1085824066339</text:p>
          </table:table-cell>
          <table:table-cell table:style-name="ce21" table:formula="of:=[.$M$18]*([.D27]^[.$I$16])" office:value-type="float" office:value="143.054535349514" calcext:value-type="float">
            <text:p>143.054535349514</text:p>
          </table:table-cell>
          <table:table-cell table:style-name="ce21" table:formula="of:=[.$M$18]*([.E27]^[.$I$16])" office:value-type="float" office:value="139.115612949918" calcext:value-type="float">
            <text:p>139.115612949918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3]-[.G33]" office:value-type="float" office:value="1.10858240663391" calcext:value-type="float">
            <text:p>1.10858240663391</text:p>
          </table:table-cell>
          <table:table-cell table:number-columns-repeated="3"/>
          <table:table-cell office:value-type="string" calcext:value-type="string">
            <text:p>LEBe</text:p>
          </table:table-cell>
          <table:table-cell table:style-name="ce21" table:formula="of:=[.$M$18]*([.P27]^[.$I$16])" office:value-type="float" office:value="142.700925320597" calcext:value-type="float">
            <text:p>142.700925320597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3]*[.C22]+[.C32]*[.C21])" office:value-type="float" office:value="31.4874962621357" calcext:value-type="float">
            <text:p>31.4874962621357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4]-[.G34]" office:value-type="float" office:value="1.48749626213567" calcext:value-type="float">
            <text:p>1.48749626213567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 table:formula="of:=([.C21]/[.C32])*([.C29]*[.$G$16]*([.C32]-[.$H$16])-1)" office:value-type="float" office:value="0.000509907939810818" calcext:value-type="float">
            <text:p>0.000509907939811</text:p>
          </table:table-cell>
          <table:table-cell table:style-name="ce21" table:formula="of:=([.D21]/[.D32])*([.D29]*[.$G$16]*([.D32]-[.$H$16])-1)" office:value-type="float" office:value="0.0990473471947863" calcext:value-type="float">
            <text:p>0.099047347194786</text:p>
          </table:table-cell>
          <table:table-cell table:style-name="ce21" table:formula="of:=([.E21]/[.E32])*([.E29]*[.$G$16]*([.E32]-[.$H$16])-1)" office:value-type="float" office:value="0.057967720291507" calcext:value-type="float">
            <text:p>0.057967720291507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6]-[.G36]" office:value-type="float" office:value="0.000509907939810818" calcext:value-type="float">
            <text:p>0.000509907939811</text:p>
          </table:table-cell>
          <table:table-cell table:style-name="ce26" table:formula="of:=[.D36]-[.H36]" office:value-type="float" office:value="0.0990473471947863" calcext:value-type="float">
            <text:p>0.099047347194786</text:p>
          </table:table-cell>
          <table:table-cell table:style-name="ce26" table:formula="of:=[.E36]-[.I36]" office:value-type="float" office:value="-0.022032279708493" calcext:value-type="float">
            <text:p>-0.022032279708493</text:p>
          </table:table-cell>
          <table:table-cell/>
          <table:table-cell office:value-type="string" calcext:value-type="string">
            <text:p>dPPot</text:p>
          </table:table-cell>
          <table:table-cell table:style-name="ce21" table:formula="of:=([.P21]/[.P32])*([.P29]*[.$G$16]*([.P32]-[.$H$16])-1)" office:value-type="float" office:value="0.54020392000384" calcext:value-type="float">
            <text:p>0.5402039200038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ENot</text:p>
          </table:table-cell>
          <table:table-cell table:style-name="ce21" table:formula="of:=([.C22]/[.C33])*([.C30]*[.$G$18]*([.C33]-[.$H$18])-1)" office:value-type="float" office:value="0.000642137172580283" calcext:value-type="float">
            <text:p>0.00064213717258</text:p>
          </table:table-cell>
          <table:table-cell table:style-name="ce21" table:formula="of:=([.D22]/[.D33])*([.D30]*[.$G$18]*([.D33]-[.$H$18])-1)" office:value-type="float" office:value="0" calcext:value-type="float">
            <text:p>0</text:p>
          </table:table-cell>
          <table:table-cell table:style-name="ce21" table:formula="of:=([.E22]/[.E33])*([.E30]*[.$G$18]*([.E33]-[.$H$18])-1)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7]-[.G37]" office:value-type="float" office:value="0.000642137172580283" calcext:value-type="float">
            <text:p>0.00064213717258</text:p>
          </table:table-cell>
          <table:table-cell table:style-name="ce27" table:number-columns-repeated="2"/>
          <table:table-cell/>
          <table:table-cell office:value-type="string" calcext:value-type="string">
            <text:p>dEEo</text:p>
          </table:table-cell>
          <table:table-cell table:style-name="ce21" table:formula="of:=([.P22]/[.P33])*([.P30]*[.$G$18]*([.P33]-[.$H$18])-1)" office:value-type="float" office:value="0.0656327770893633" calcext:value-type="float">
            <text:p>0.065632777089363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37]-[.R37]" office:value-type="float" office:value="0.0256327770893633" calcext:value-type="float">
            <text:p>0.025632777089363</text:p>
          </table:table-cell>
        </table:table-row>
        <table:table-row table:style-name="ro1" table:number-rows-repeated="104853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E_LEBagrarian01" table:style-name="ta1">
        <table:table-column table:style-name="co1" table:default-cell-style-name="ce19"/>
        <table:table-column table:style-name="co1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p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table:formula="of:=[.C16]*[.D16]*[.E16]/[.F16]"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e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6" calcext:value-type="float">
            <text:p>0.6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C18]*[.D18]*[.E18]/[.F18]" office:value-type="float" office:value="0.1" calcext:value-type="float">
            <text:p>0.1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5" calcext:value-type="float">
            <text:p>5</text:p>
          </table:table-cell>
          <table:table-cell table:style-name="ce21" table:formula="of:=[.M16]" office:value-type="float" office:value="30" calcext:value-type="float">
            <text:p>30</text:p>
          </table:table-cell>
          <table:table-cell table:style-name="ce21" table:formula="of:=[.N16]" office:value-type="float" office:value="220" calcext:value-type="float">
            <text:p>220</text:p>
          </table:table-cell>
          <table:table-cell table:style-name="ce21" table:formula="of:=[.O16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E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raw</text:p>
          </table:table-cell>
          <table:table-cell table:style-name="ce21" table:formula="of:=[.O16]*[.C22]^[.J16]*[.C21]" office:value-type="float" office:value="1.55368783081032" calcext:value-type="float">
            <text:p>1.55368783081032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nraw</text:p>
          </table:table-cell>
          <table:table-cell table:style-name="ce21" table:formula="of:=[.C24]/([.C21]+[.C22])" office:value-type="float" office:value="1.55368783081032" calcext:value-type="float">
            <text:p>1.55368783081032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([.C25]-0.2)^(1+[.J16])*[.C24]*([.K16]/([.C25]*([.C21]+[.C22])))*(1/((([.C25]/1.8)^20)+1)))" office:value-type="float" office:value="1.38285810218373" calcext:value-type="float">
            <text:p>1.38285810218373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6]-[.G26]" office:value-type="float" office:value="0.382858102183732" calcext:value-type="float">
            <text:p>0.3828581021837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p</text:p>
          </table:table-cell>
          <table:table-cell table:style-name="ce21" table:formula="of:=[.C26]/([.C21]+[.L16]*[.C22])" office:value-type="float" office:value="0.987755787274094" calcext:value-type="float">
            <text:p>0.987755787274094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xxe</text:p>
          </table:table-cell>
          <table:table-cell table:style-name="ce21" table:formula="of:=[.L16]*[.C27]" office:value-type="float" office:value="4.93877893637047" calcext:value-type="float">
            <text:p>4.93877893637047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table:style-name="ce21" table:formula="of:=[.C27]/([.C27]+1)" office:value-type="float" office:value="0.496920091289812" calcext:value-type="float">
            <text:p>0.496920091289812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table:style-name="ce21" table:formula="of:=[.C28]/([.C28]+1)" office:value-type="float" office:value="0.831615217418556" calcext:value-type="float">
            <text:p>0.831615217418556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p</text:p>
          </table:table-cell>
          <table:table-cell table:style-name="ce21" table:formula="of:=[.M16]*[.C27]^[.I16]" office:value-type="float" office:value="29.9077437152408" calcext:value-type="float">
            <text:p>29.9077437152408</text:p>
          </table:table-cell>
          <table:table-cell table:style-name="ce21" table:number-columns-repeated="2"/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3]-[.I33]" office:value-type="float" office:value="-15" calcext:value-type="float">
            <text:p>-15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LEBe</text:p>
          </table:table-cell>
          <table:table-cell table:style-name="ce21" table:formula="of:=([.M16]*[.C28]^[.I16])-([.N16]*[.C22]/[.C21])*(0.5/[.C31])" office:value-type="float" office:value="30.0255401334924" calcext:value-type="float">
            <text:p>30.0255401334924</text:p>
          </table:table-cell>
          <table:table-cell table:style-name="ce21" table:number-columns-repeated="2"/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4]-[.G34]" office:value-type="float" office:value="-4.97445986650759" calcext:value-type="float">
            <text:p>-4.97445986650759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4]*[.C22]+[.C33]*[.C21])" office:value-type="float" office:value="29.9195233570659" calcext:value-type="float">
            <text:p>29.9195233570659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5]-[.G35]" office:value-type="float" office:value="-0.0804766429340589" calcext:value-type="float">
            <text:p>-0.080476642934059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 table:formula="of:=([.C21]/[.C33])*([.C30]*[.$G$16]*([.C33]-[.$H$16])-1)" office:value-type="float" office:value="-0.000415291638623385" calcext:value-type="float">
            <text:p>-0.000415291638623</text:p>
          </table:table-cell>
          <table:table-cell table:style-name="ce21" table:number-columns-repeated="2"/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7]-[.G37]" office:value-type="float" office:value="-0.000415291638623385" calcext:value-type="float">
            <text:p>-0.000415291638623</text:p>
          </table:table-cell>
          <table:table-cell table:style-name="ce26" table:formula="of:=[.D37]-[.H37]" office:value-type="float" office:value="0" calcext:value-type="float">
            <text:p>0</text:p>
          </table:table-cell>
          <table:table-cell table:style-name="ce26" table:formula="of:=[.E37]-[.I37]" office:value-type="float" office:value="-0.08" calcext:value-type="float">
            <text:p>-0.08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ENot</text:p>
          </table:table-cell>
          <table:table-cell table:style-name="ce21" table:formula="of:=([.C22]/[.C34])*([.C31]*[.$G$18]*([.C34]-[.$H$18])-1)" office:value-type="float" office:value="0.000000207214487100624" calcext:value-type="float">
            <text:p>2.07214487100624E-07</text:p>
          </table:table-cell>
          <table:table-cell table:style-name="ce21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8]-[.G38]" office:value-type="float" office:value="0.000000207214487100624" calcext:value-type="float">
            <text:p>2.07214487100624E-07</text:p>
          </table:table-cell>
          <table:table-cell table:style-name="ce27" table:number-columns-repeated="2"/>
          <table:table-cell table:number-columns-repeated="2"/>
          <table:table-cell table:style-name="ce21"/>
          <table:table-cell/>
          <table:table-cell table:style-name="ce20"/>
          <table:table-cell/>
          <table:table-cell table:style-name="ce26"/>
        </table:table-row>
        <table:table-row table:style-name="ro1" table:number-rows-repeated="104853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xNSN_LEBagrarian01" table:style-name="ta1">
        <table:table-column table:style-name="co1" table:default-cell-style-name="ce19"/>
        <table:table-column table:style-name="co1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21" table:formula="of:=[.C16]*[.D16]*[.E16]/[.F16]"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table:style-name="ce24" table:formula="of:=[.B16]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table:formula="of:=[.E16]" office:value-type="float" office:value="0.9" calcext:value-type="float">
            <text:p>0.9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8]*[.C18]*[.D18]*[.E18]/[.F18]" office:value-type="float" office:value="0.15" calcext:value-type="float">
            <text:p>0.15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1" calcext:value-type="float">
            <text:p>1</text:p>
          </table:table-cell>
          <table:table-cell table:style-name="ce21" table:formula="of:=[.M16]" office:value-type="float" office:value="30" calcext:value-type="float">
            <text:p>30</text:p>
          </table:table-cell>
          <table:table-cell table:style-name="ce21" table:formula="of:=[.N16]" office:value-type="float" office:value="0" calcext:value-type="float">
            <text:p>0</text:p>
          </table:table-cell>
          <table:table-cell table:style-name="ce21" table:formula="of:=[.O16]" office:value-type="float" office:value="2.47" calcext:value-type="float">
            <text:p>2.47</text:p>
          </table:table-cell>
          <table:table-cell table:style-name="ce21" table:formula="of:=[.P16]"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raw</text:p>
          </table:table-cell>
          <table:table-cell table:style-name="ce21" table:formula="of:=[.O16]*([.C22]^[.J16])*[.C21]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nraw</text:p>
          </table:table-cell>
          <table:table-cell table:style-name="ce21" table:formula="of:=[.C24]/([.C21]+[.C22])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([.C25]-0.2)^(1+[.J16])*[.C24]*([.K16]/([.C25]*([.C21]+[.C22])))*(1/((([.C25]/1.8)^20)+1)))" office:value-type="float" office:value="1.09794148560941" calcext:value-type="float">
            <text:p>1.09794148560941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6]-[.G26]" office:value-type="float" office:value="0.0979414856094123" calcext:value-type="float">
            <text:p>0.0979414856094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6]/([.C21]+[.C22])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7]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7]/([.C27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8]/([.C28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M16]*[.C27]^[.I16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3]-[.I33]" office:value-type="float" office:value="-15" calcext:value-type="float">
            <text:p>-15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C33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4]-[.G34]" office:value-type="float" office:value="-4.29097319438139" calcext:value-type="float">
            <text:p>-4.29097319438139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4]*[.C22]+[.C33]*[.C21])" office:value-type="float" office:value="30.7090268056186" calcext:value-type="float">
            <text:p>30.7090268056186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5]-[.G35]" office:value-type="float" office:value="0.709026805618613" calcext:value-type="float">
            <text:p>0.709026805618613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 table:formula="of:=[.C38]-[.C39]" office:value-type="float" office:value="-0.0000171746083750746" calcext:value-type="float">
            <text:p>-1.71746083750746E-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dNNot</text:p>
          </table:table-cell>
          <table:table-cell table:style-name="ce21" table:formula="of:=([.C20]/[.C33])*([.C30]*[.$G$16]*([.C33]-[.$H$16])-1)" office:value-type="float" office:value="-0.0000756889989626464" calcext:value-type="float">
            <text:p>-7.56889989626464E-05</text:p>
          </table:table-cell>
          <table:table-cell table:style-name="ce21" table:number-columns-repeated="2"/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8]-[.G38]" office:value-type="float" office:value="-0.0000756889989626464" calcext:value-type="float">
            <text:p>-7.56889989626464E-05</text:p>
          </table:table-cell>
          <table:table-cell table:style-name="ce26" table:formula="of:=[.D38]-[.H38]" office:value-type="float" office:value="0" calcext:value-type="float">
            <text:p>0</text:p>
          </table:table-cell>
          <table:table-cell table:style-name="ce26" table:formula="of:=[.E38]-[.I38]" office:value-type="float" office:value="-0.08" calcext:value-type="float">
            <text:p>-0.08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SNo</text:p>
          </table:table-cell>
          <table:table-cell table:style-name="ce21" table:formula="of:=[.C26]-[.P16]*[.C22]" office:value-type="float" office:value="-0.0000585143905875718" calcext:value-type="float">
            <text:p>-5.85143905875718E-05</text:p>
          </table:table-cell>
          <table:table-cell table:style-name="ce21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9]-[.G39]" office:value-type="float" office:value="-0.0000585143905875718" calcext:value-type="float">
            <text:p>-5.85143905875718E-05</text:p>
          </table:table-cell>
          <table:table-cell table:style-name="ce27" table:number-columns-repeated="2"/>
          <table:table-cell table:number-columns-repeated="2"/>
          <table:table-cell table:style-name="ce21"/>
          <table:table-cell/>
          <table:table-cell table:style-name="ce20"/>
          <table:table-cell/>
          <table:table-cell table:style-name="ce26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S_LEBagrarian01" table:style-name="ta1">
        <table:table-column table:style-name="co1" table:default-cell-style-name="ce19"/>
        <table:table-column table:style-name="co1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21" table:formula="of:=[.C16]*[.D16]*[.E16]/[.F16]"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table:style-name="ce24" table:formula="of:=[.B16]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table:formula="of:=[.E16]" office:value-type="float" office:value="0.9" calcext:value-type="float">
            <text:p>0.9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8]*[.C18]*[.D18]*[.E18]/[.F18]" office:value-type="float" office:value="0.15" calcext:value-type="float">
            <text:p>0.15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1" calcext:value-type="float">
            <text:p>1</text:p>
          </table:table-cell>
          <table:table-cell table:style-name="ce21" table:formula="of:=[.M16]" office:value-type="float" office:value="30" calcext:value-type="float">
            <text:p>30</text:p>
          </table:table-cell>
          <table:table-cell table:style-name="ce21" table:formula="of:=[.N16]" office:value-type="float" office:value="0" calcext:value-type="float">
            <text:p>0</text:p>
          </table:table-cell>
          <table:table-cell table:style-name="ce21" table:formula="of:=[.O16]" office:value-type="float" office:value="2.47" calcext:value-type="float">
            <text:p>2.47</text:p>
          </table:table-cell>
          <table:table-cell table:style-name="ce21" table:formula="of:=[.P16]"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raw</text:p>
          </table:table-cell>
          <table:table-cell table:style-name="ce21" table:formula="of:=[.O16]*([.C22]^[.J16])*[.C21]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nraw</text:p>
          </table:table-cell>
          <table:table-cell table:style-name="ce21" table:formula="of:=[.C24]/([.C21]+[.C22])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([.C25]-0.2)^(1+[.J16])*[.C24]*([.K16]/([.C25]*([.C21]+[.C22])))*(1/((([.C25]/1.8)^20)+1)))" office:value-type="float" office:value="1.09794148560941" calcext:value-type="float">
            <text:p>1.09794148560941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6]-[.G26]" office:value-type="float" office:value="0.0979414856094123" calcext:value-type="float">
            <text:p>0.0979414856094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6]/([.C21]+[.C22])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7]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7]/([.C27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8]/([.C28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M16]*[.C27]^[.I16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3]-[.I33]" office:value-type="float" office:value="-15" calcext:value-type="float">
            <text:p>-15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C33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4]-[.G34]" office:value-type="float" office:value="-4.29097319438139" calcext:value-type="float">
            <text:p>-4.29097319438139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4]*[.C22]+[.C33]*[.C21])" office:value-type="float" office:value="30.7090268056186" calcext:value-type="float">
            <text:p>30.7090268056186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5]-[.G35]" office:value-type="float" office:value="0.709026805618613" calcext:value-type="float">
            <text:p>0.709026805618613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/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dNNot</text:p>
          </table:table-cell>
          <table:table-cell table:style-name="ce21" table:formula="of:=([.C20]/[.C33])*([.C30]*[.$G$16]*([.C33]-[.$H$16])-1)" office:value-type="float" office:value="-0.0000756889989626464" calcext:value-type="float">
            <text:p>-7.56889989626464E-05</text:p>
          </table:table-cell>
          <table:table-cell table:style-name="ce21" table:number-columns-repeated="2"/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8]-[.G38]" office:value-type="float" office:value="-0.0000756889989626464" calcext:value-type="float">
            <text:p>-7.56889989626464E-05</text:p>
          </table:table-cell>
          <table:table-cell table:style-name="ce26" table:formula="of:=[.D38]-[.H38]" office:value-type="float" office:value="0" calcext:value-type="float">
            <text:p>0</text:p>
          </table:table-cell>
          <table:table-cell table:style-name="ce26" table:formula="of:=[.E38]-[.I38]" office:value-type="float" office:value="-0.08" calcext:value-type="float">
            <text:p>-0.08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xxnt</text:p>
          </table:table-cell>
          <table:table-cell table:style-name="ce21" table:formula="of:=([.C26]/[.C20])-[.C27]" office:value-type="float" office:value="0" calcext:value-type="float">
            <text:p>0</text:p>
          </table:table-cell>
          <table:table-cell table:style-name="ce21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9]-[.G39]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/>
          <table:table-cell table:style-name="ce21"/>
          <table:table-cell/>
          <table:table-cell table:style-name="ce20"/>
          <table:table-cell/>
          <table:table-cell table:style-name="ce26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S_LEBagrarian01old" table:style-name="ta1">
        <table:table-column table:style-name="co1" table:default-cell-style-name="ce19"/>
        <table:table-column table:style-name="co1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style-name="ce21" table:formula="of:=[.C16]*[.D16]*[.E16]/[.F16]" office:value-type="float" office:value="0.15" calcext:value-type="float">
            <text:p>0.15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n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office:value-type="string" calcext:value-type="string">
            <text:p>KX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table:style-name="ce24" table:formula="of:=[.B16]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table:formula="of:=[.E16]" office:value-type="float" office:value="0.9" calcext:value-type="float">
            <text:p>0.9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8]*[.C18]*[.D18]*[.E18]/[.F18]" office:value-type="float" office:value="0.15" calcext:value-type="float">
            <text:p>0.15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1" calcext:value-type="float">
            <text:p>1</text:p>
          </table:table-cell>
          <table:table-cell table:style-name="ce21" table:formula="of:=[.M16]" office:value-type="float" office:value="30" calcext:value-type="float">
            <text:p>30</text:p>
          </table:table-cell>
          <table:table-cell table:style-name="ce21" table:formula="of:=[.N16]" office:value-type="float" office:value="0" calcext:value-type="float">
            <text:p>0</text:p>
          </table:table-cell>
          <table:table-cell table:style-name="ce21" table:formula="of:=[.O16]" office:value-type="float" office:value="2.47" calcext:value-type="float">
            <text:p>2.47</text:p>
          </table:table-cell>
          <table:table-cell table:style-name="ce21" table:formula="of:=[.P16]" office:value-type="float" office:value="10.98" calcext:value-type="float">
            <text:p>10.9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style-name="ce22" table:number-columns-repeated="2"/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raw</text:p>
          </table:table-cell>
          <table:table-cell table:style-name="ce21" table:formula="of:=[.O16]*([.C22]^[.J16])*[.C21]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nraw</text:p>
          </table:table-cell>
          <table:table-cell table:style-name="ce21" table:formula="of:=[.C24]/([.C21]+[.C22])" office:value-type="float" office:value="1.2792029807005" calcext:value-type="float">
            <text:p>1.27920298070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([.C25]-0.2)^(1+[.J16])*[.C24]*([.K16]/([.C25]*([.C21]+[.C22])))*(1/((([.C25]/1.8)^20)+1)))" office:value-type="float" office:value="1.09794148560941" calcext:value-type="float">
            <text:p>1.09794148560941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6]-[.G26]" office:value-type="float" office:value="0.0979414856094123" calcext:value-type="float">
            <text:p>0.0979414856094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6]/([.C21]+[.C22])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xxn</text:p>
          </table:table-cell>
          <table:table-cell table:style-name="ce21" table:formula="of:=[.C27]" office:value-type="float" office:value="1.09794148560941" calcext:value-type="float">
            <text:p>1.09794148560941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7]/([.C27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rn</text:p>
          </table:table-cell>
          <table:table-cell table:style-name="ce21" table:formula="of:=[.C28]/([.C28]+1)" office:value-type="float" office:value="0.523342282490058" calcext:value-type="float">
            <text:p>0.523342282490058</text:p>
          </table:table-cell>
          <table:table-cell table:style-name="ce21" table:number-columns-repeated="2"/>
          <table:table-cell table:number-columns-repeated="10"/>
          <table:table-cell table:style-name="ce21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M16]*[.C27]^[.I16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3]-[.I33]" office:value-type="float" office:value="-15" calcext:value-type="float">
            <text:p>-15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office:value-type="string" calcext:value-type="string">
            <text:p>LEBn</text:p>
          </table:table-cell>
          <table:table-cell table:style-name="ce21" table:formula="of:=[.C33]" office:value-type="float" office:value="30.7090268056186" calcext:value-type="float">
            <text:p>30.7090268056186</text:p>
          </table:table-cell>
          <table:table-cell table:style-name="ce21" table:number-columns-repeated="2"/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4]-[.G34]" office:value-type="float" office:value="-4.29097319438139" calcext:value-type="float">
            <text:p>-4.29097319438139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4]*[.C22]+[.C33]*[.C21])" office:value-type="float" office:value="30.7090268056186" calcext:value-type="float">
            <text:p>30.7090268056186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5]-[.G35]" office:value-type="float" office:value="0.709026805618613" calcext:value-type="float">
            <text:p>0.709026805618613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 table:formula="of:=[.C38]-[.C39]" office:value-type="float" office:value="-0.0000171746083750746" calcext:value-type="float">
            <text:p>-1.71746083750746E-05</text:p>
          </table:table-cell>
          <table:table-cell table:number-columns-repeated="17"/>
        </table:table-row>
        <table:table-row table:style-name="ro1">
          <table:table-cell/>
          <table:table-cell table:style-name="ce23" office:value-type="string" calcext:value-type="string">
            <text:p>dNNot</text:p>
          </table:table-cell>
          <table:table-cell table:style-name="ce21" table:formula="of:=([.C20]/[.C33])*([.C30]*[.$G$16]*([.C33]-[.$H$16])-1)" office:value-type="float" office:value="-0.0000756889989626464" calcext:value-type="float">
            <text:p>-7.56889989626464E-05</text:p>
          </table:table-cell>
          <table:table-cell table:style-name="ce21" table:number-columns-repeated="2"/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8]-[.G38]" office:value-type="float" office:value="-0.0000756889989626464" calcext:value-type="float">
            <text:p>-7.56889989626464E-05</text:p>
          </table:table-cell>
          <table:table-cell table:style-name="ce26" table:formula="of:=[.D38]-[.H38]" office:value-type="float" office:value="0" calcext:value-type="float">
            <text:p>0</text:p>
          </table:table-cell>
          <table:table-cell table:style-name="ce26" table:formula="of:=[.E38]-[.I38]" office:value-type="float" office:value="-0.08" calcext:value-type="float">
            <text:p>-0.08</text:p>
          </table:table-cell>
          <table:table-cell table:number-columns-repeated="2"/>
          <table:table-cell table:style-name="ce21"/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SNo</text:p>
          </table:table-cell>
          <table:table-cell table:style-name="ce21" table:formula="of:=[.C26]-[.P16]*[.C22]" office:value-type="float" office:value="-0.0000585143905875718" calcext:value-type="float">
            <text:p>-5.85143905875718E-05</text:p>
          </table:table-cell>
          <table:table-cell table:style-name="ce21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9]-[.G39]" office:value-type="float" office:value="-0.0000585143905875718" calcext:value-type="float">
            <text:p>-5.85143905875718E-05</text:p>
          </table:table-cell>
          <table:table-cell table:style-name="ce27" table:number-columns-repeated="2"/>
          <table:table-cell table:number-columns-repeated="2"/>
          <table:table-cell table:style-name="ce21"/>
          <table:table-cell/>
          <table:table-cell table:style-name="ce20"/>
          <table:table-cell/>
          <table:table-cell table:style-name="ce26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EBagrarian02" table:style-name="ta1">
        <table:table-column table:style-name="co1" table:default-cell-style-name="ce19"/>
        <table:table-column table:style-name="co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squared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p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1" table:formula="of:=[.B16]*[.C16]*[.D16]*[.E16]/[.F16]" office:value-type="float" office:value="0.166666666666667" calcext:value-type="float">
            <text:p>0.166666666666667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4" calcext:value-type="float">
            <text:p>0.2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e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.5" calcext:value-type="float">
            <text:p>0.5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8]*[.C18]*[.D18]*[.E18]/[.F18]" office:value-type="float" office:value="0.0833333333333333" calcext:value-type="float">
            <text:p>0.083333333333333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4" calcext:value-type="float">
            <text:p>0.24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5" calcext:value-type="float">
            <text:p>5</text:p>
          </table:table-cell>
          <table:table-cell table:style-name="ce21" table:formula="of:=[.M16]" office:value-type="float" office:value="30" calcext:value-type="float">
            <text:p>30</text:p>
          </table:table-cell>
          <table:table-cell table:style-name="ce21" table:formula="of:=[.N16]" office:value-type="float" office:value="50" calcext:value-type="float">
            <text:p>50</text:p>
          </table:table-cell>
          <table:table-cell table:style-name="ce21" table:formula="of:=[.O16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0]*[.A21]" office:value-type="float" office:value="0.9" calcext:value-type="float">
            <text:p>0.9</text:p>
          </table:table-cell>
          <table:table-cell table:style-name="ce22" office:value-type="float" office:value="2.2025" calcext:value-type="float">
            <text:p>2.202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P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0</text:p>
          </table:table-cell>
          <table:table-cell table:style-name="ce21" table:formula="of:=[.C20]-[.C21]" office:value-type="float" office:value="0.1" calcext:value-type="float">
            <text:p>0.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EE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[.O16]*([.C22]^[.J16])*[.C21]*[.K16])^0.5" office:value-type="float" office:value="1.43929975141169" calcext:value-type="float">
            <text:p>1.43929975141169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5]-[.G25]" office:value-type="float" office:value="0.439299751411694" calcext:value-type="float">
            <text:p>0.43929975141169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p</text:p>
          </table:table-cell>
          <table:table-cell table:style-name="ce21" table:formula="of:=[.C25]/([.C21]+[.L16]*[.C22])" office:value-type="float" office:value="1.02807125100835" calcext:value-type="float">
            <text:p>1.02807125100835</text:p>
          </table:table-cell>
          <table:table-cell table:style-name="ce21" table:formula="of:=[.$L$16]-[.$K$16]*[.D21]" office:value-type="float" office:value="2.7975" calcext:value-type="float">
            <text:p>2.7975</text:p>
          </table:table-cell>
          <table:table-cell table:style-name="ce21" table:formula="of:=[.$L$16]-[.$K$16]*[.E21]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xxp</text:p>
          </table:table-cell>
          <table:table-cell table:style-name="ce21" table:formula="of:=[.$L$16]/([.$K$16]*[.P21]+1)" office:value-type="float" office:value="1.66666666666667" calcext:value-type="float">
            <text:p>1.666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e</text:p>
          </table:table-cell>
          <table:table-cell table:style-name="ce21" table:formula="of:=[.L16]*[.C26]" office:value-type="float" office:value="5.14035625504177" calcext:value-type="float">
            <text:p>5.14035625504177</text:p>
          </table:table-cell>
          <table:table-cell table:style-name="ce21" table:formula="of:=[.$O$16]*[.$N$16]*[.D21]/([.D21]+[.$J$16])" office:value-type="float" office:value="180.348004094166" calcext:value-type="float">
            <text:p>180.348004094166</text:p>
          </table:table-cell>
          <table:table-cell table:style-name="ce21" table:formula="of:=[.$O$16]*[.$N$16]*[.E21]/([.E21]+[.$J$16])" office:value-type="float" office:value="161.290322580645" calcext:value-type="float">
            <text:p>161.290322580645</text:p>
          </table:table-cell>
          <table:table-cell table:number-columns-repeated="9"/>
          <table:table-cell office:value-type="string" calcext:value-type="string">
            <text:p>xxn</text:p>
          </table:table-cell>
          <table:table-cell table:style-name="ce21" table:formula="of:=[.$O$16]*[.$N$16]*[.P21]/([.P21]+[.$J$16])" office:value-type="float" office:value="178.571428571429" calcext:value-type="float">
            <text:p>178.571428571429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table:style-name="ce21" table:formula="of:=[.C26]/([.C26]+1)" office:value-type="float" office:value="0.506920676725336" calcext:value-type="float">
            <text:p>0.506920676725336</text:p>
          </table:table-cell>
          <table:table-cell table:style-name="ce21" table:formula="of:=[.D26]/([.D26]+1)" office:value-type="float" office:value="0.736668861092824" calcext:value-type="float">
            <text:p>0.736668861092824</text:p>
          </table:table-cell>
          <table:table-cell table:style-name="ce21" table:formula="of:=[.E26]/([.E26]+1)" office:value-type="float" office:value="0.8" calcext:value-type="float">
            <text:p>0.8</text:p>
          </table:table-cell>
          <table:table-cell table:number-columns-repeated="9"/>
          <table:table-cell office:value-type="string" calcext:value-type="string">
            <text:p>Srp</text:p>
          </table:table-cell>
          <table:table-cell table:style-name="ce21" table:formula="of:=[.P26]/([.P26]+1)" office:value-type="float" office:value="0.625" calcext:value-type="float">
            <text:p>0.6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table:style-name="ce21" table:formula="of:=[.C27]/([.C27]+1)" office:value-type="float" office:value="0.837142999776452" calcext:value-type="float">
            <text:p>0.837142999776452</text:p>
          </table:table-cell>
          <table:table-cell table:style-name="ce21" table:formula="of:=[.D27]/([.D27]+1)" office:value-type="float" office:value="0.994485740248452" calcext:value-type="float">
            <text:p>0.994485740248452</text:p>
          </table:table-cell>
          <table:table-cell table:style-name="ce21" table:formula="of:=[.E27]/([.E27]+1)" office:value-type="float" office:value="0.993838203140529" calcext:value-type="float">
            <text:p>0.993838203140529</text:p>
          </table:table-cell>
          <table:table-cell table:number-columns-repeated="9"/>
          <table:table-cell office:value-type="string" calcext:value-type="string">
            <text:p>Sre</text:p>
          </table:table-cell>
          <table:table-cell table:style-name="ce21" table:formula="of:=[.P27]/([.P27]+1)" office:value-type="float" office:value="0.994431185361973" calcext:value-type="float">
            <text:p>0.994431185361973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p</text:p>
          </table:table-cell>
          <table:table-cell table:style-name="ce21" table:formula="of:=[.M16]*[.C26]^[.I16]" office:value-type="float" office:value="30.2083537509431" calcext:value-type="float">
            <text:p>30.2083537509431</text:p>
          </table:table-cell>
          <table:table-cell table:style-name="ce21" table:formula="of:=[.$M$16]*([.D26]^[.$I$16])-(0.5/[.D29])*[.$N$16]*[.D21]*[.D22]/([.D21]+[.$J$16])/[.D21]" office:value-type="float" office:value="38.7983966360853" calcext:value-type="float">
            <text:p>38.7983966360853</text:p>
          </table:table-cell>
          <table:table-cell table:style-name="ce21" table:formula="of:=[.$M$16]*([.E26]^[.$I$16])-(0.5/[.E29])*[.$N$16]*[.E21]*[.E22]/([.E21]+[.$J$16])/[.E21]" office:value-type="float" office:value="42.4264068711929" calcext:value-type="float">
            <text:p>42.4264068711929</text:p>
          </table:table-cell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2]-[.I32]" office:value-type="float" office:value="27.4264068711929" calcext:value-type="float">
            <text:p>27.4264068711929</text:p>
          </table:table-cell>
          <table:table-cell/>
          <table:table-cell office:value-type="string" calcext:value-type="string">
            <text:p>LEBp</text:p>
          </table:table-cell>
          <table:table-cell table:style-name="ce21" table:formula="of:=[.$M$16]*([.P26]^[.$I$16])-(0.5/[.P29])*[.$N$16]*[.P21]*[.P22]/([.P21]+[.$J$16])/[.P21]" office:value-type="float" office:value="16.2294381368821" calcext:value-type="float">
            <text:p>16.22943813688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e</text:p>
          </table:table-cell>
          <table:table-cell table:style-name="ce21" table:formula="of:=([.M16]*[.C27]^[.I16])-(([.N16]*[.C22]/[.C21])*(0.5/[.C30]))^2" office:value-type="float" office:value="34.1618125296852" calcext:value-type="float">
            <text:p>34.1618125296852</text:p>
          </table:table-cell>
          <table:table-cell table:style-name="ce21" table:formula="of:=[.$M$18]*([.D27]^[.$I$16])" office:value-type="float" office:value="109.938318408" calcext:value-type="float">
            <text:p>109.938318408</text:p>
          </table:table-cell>
          <table:table-cell table:style-name="ce21" table:formula="of:=[.$M$18]*([.E27]^[.$I$16])" office:value-type="float" office:value="106.911231542889" calcext:value-type="float">
            <text:p>106.911231542889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3]-[.G33]" office:value-type="float" office:value="-0.838187470314828" calcext:value-type="float">
            <text:p>-0.838187470314828</text:p>
          </table:table-cell>
          <table:table-cell table:number-columns-repeated="3"/>
          <table:table-cell office:value-type="string" calcext:value-type="string">
            <text:p>LEBe</text:p>
          </table:table-cell>
          <table:table-cell table:style-name="ce21" table:formula="of:=[.$M$18]*([.P27]^[.$I$16])" office:value-type="float" office:value="109.666566856354" calcext:value-type="float">
            <text:p>109.666566856354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3]*[.C22]+[.C32]*[.C21])" office:value-type="float" office:value="30.6036996288173" calcext:value-type="float">
            <text:p>30.6036996288173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4]-[.G34]" office:value-type="float" office:value="0.603699628817285" calcext:value-type="float">
            <text:p>0.60369962881728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Pot</text:p>
          </table:table-cell>
          <table:table-cell table:style-name="ce21" table:formula="of:=([.C21]/[.C32])*([.C29]*[.$G$16]*([.C32]-[.$H$16])-1)" office:value-type="float" office:value="0.000936828335727162" calcext:value-type="float">
            <text:p>0.000936828335727</text:p>
          </table:table-cell>
          <table:table-cell table:style-name="ce21" table:formula="of:=([.D21]/[.D32])*([.D29]*[.$G$16]*([.D32]-[.$H$16])-1)" office:value-type="float" office:value="0.0881938179812439" calcext:value-type="float">
            <text:p>0.088193817981244</text:p>
          </table:table-cell>
          <table:table-cell table:style-name="ce21" table:formula="of:=([.E21]/[.E32])*([.E29]*[.$G$16]*([.E32]-[.$H$16])-1)" office:value-type="float" office:value="0.0531945647988579" calcext:value-type="float">
            <text:p>0.053194564798858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6]-[.G36]" office:value-type="float" office:value="0.000936828335727162" calcext:value-type="float">
            <text:p>0.000936828335727</text:p>
          </table:table-cell>
          <table:table-cell table:style-name="ce26" table:formula="of:=[.D36]-[.H36]" office:value-type="float" office:value="0.0881938179812439" calcext:value-type="float">
            <text:p>0.088193817981244</text:p>
          </table:table-cell>
          <table:table-cell table:style-name="ce26" table:formula="of:=[.E36]-[.I36]" office:value-type="float" office:value="-0.0268054352011421" calcext:value-type="float">
            <text:p>-0.026805435201142</text:p>
          </table:table-cell>
          <table:table-cell/>
          <table:table-cell office:value-type="string" calcext:value-type="string">
            <text:p>dPPot</text:p>
          </table:table-cell>
          <table:table-cell table:style-name="ce21" table:formula="of:=([.P21]/[.P32])*([.P29]*[.$G$16]*([.P32]-[.$H$16])-1)" office:value-type="float" office:value="-0.145961125384425" calcext:value-type="float">
            <text:p>-0.145961125384425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EEo</text:p>
          </table:table-cell>
          <table:table-cell table:style-name="ce21" table:formula="of:=([.C22]/[.C33])*([.C30]*[.$G$18]*([.C33]-[.$H$18])-1)" office:value-type="float" office:value="0.000373162338697146" calcext:value-type="float">
            <text:p>0.000373162338697</text:p>
          </table:table-cell>
          <table:table-cell table:style-name="ce21" table:formula="of:=([.D22]/[.D33])*([.D30]*[.$G$18]*([.D33]-[.$H$18])-1)" office:value-type="float" office:value="0" calcext:value-type="float">
            <text:p>0</text:p>
          </table:table-cell>
          <table:table-cell table:style-name="ce21" table:formula="of:=([.E22]/[.E33])*([.E30]*[.$G$18]*([.E33]-[.$H$18])-1)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7]-[.G37]" office:value-type="float" office:value="0.000373162338697146" calcext:value-type="float">
            <text:p>0.000373162338697</text:p>
          </table:table-cell>
          <table:table-cell table:style-name="ce27" table:number-columns-repeated="2"/>
          <table:table-cell/>
          <table:table-cell office:value-type="string" calcext:value-type="string">
            <text:p>dEEo</text:p>
          </table:table-cell>
          <table:table-cell table:style-name="ce21" table:formula="of:=([.P22]/[.P33])*([.P30]*[.$G$18]*([.P33]-[.$H$18])-1)" office:value-type="float" office:value="0.0601490613822082" calcext:value-type="float">
            <text:p>0.060149061382208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37]-[.R37]" office:value-type="float" office:value="0.0201490613822082" calcext:value-type="float">
            <text:p>0.020149061382208</text:p>
          </table:table-cell>
        </table:table-row>
        <table:table-row table:style-name="ro1" table:number-rows-repeated="104853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tateLEBagrarian01" table:style-name="ta1">
        <table:table-column table:style-name="co1" table:default-cell-style-name="ce19"/>
        <table:table-column table:style-name="co1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grarian linear violence factor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Output <text:s/>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2"/>
          <table:table-cell office:value-type="string" calcext:value-type="string">
            <text:p>Input target (do not touch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3"/>
          <table:table-cell office:value-type="string" calcext:value-type="string">
            <text:p>Output target (do not touch)</text:p>
          </table:table-cell>
          <table:table-cell table:number-columns-repeated="7"/>
          <table:table-cell office:value-type="string" calcext:value-type="string">
            <text:p>zz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Weak Output target</text:p>
          </table:table-cell>
          <table:table-cell table:number-columns-repeated="7"/>
          <table:table-cell office:value-type="string" calcext:value-type="string">
            <text:p>H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/>
          <table:table-cell office:value-type="string" calcext:value-type="string">
            <text:p>Fixed Input (do not touch)</text:p>
          </table:table-cell>
          <table:table-cell table:number-columns-repeated="7"/>
          <table:table-cell office:value-type="string" calcext:value-type="string">
            <text:p>KtoX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/>
          <table:table-cell office:value-type="string" calcext:value-type="string">
            <text:p>Semi Fixed Input</text:p>
          </table:table-cell>
          <table:table-cell table:number-columns-repeated="7"/>
          <table:table-cell office:value-type="string" calcext:value-type="string">
            <text:p>Kev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put</text:p>
          </table:table-cell>
          <table:table-cell table:number-columns-repeated="10"/>
          <table:table-cell office:value-type="string" calcext:value-type="string">
            <text:p>https://www1.maine.gov/ifw/pdfs/species_planning/mammals/moose/assessment.p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6"/>
          <table:table-cell office:value-type="string" calcext:value-type="string">
            <text:p>target error (do not touch)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p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style-name="ce21" table:formula="of:=[.C31]" office:value-type="float" office:value="0.640073842317313" calcext:value-type="float">
            <text:p>0.6400738423173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6]*[.C16]*[.D16]*[.E16]/[.F16]" office:value-type="float" office:value="0.106678973719552" calcext:value-type="float">
            <text:p>0.106678973719552</text:p>
          </table:table-cell>
          <table:table-cell office:value-type="float" office:value="18" calcext:value-type="float">
            <text:p>18</text:p>
          </table:table-cell>
          <table:table-cell table:style-name="ce24" office:value-type="float" office:value="0.25" calcext:value-type="float">
            <text:p>0.25</text:p>
          </table:table-cell>
          <table:table-cell table:style-name="ce25" office:value-type="float" office:value="0.23" calcext:value-type="float">
            <text:p>0.2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office:value-type="string" calcext:value-type="string">
            <text:p>nobhs</text:p>
          </table:table-cell>
          <table:table-cell office:value-type="string" calcext:value-type="string">
            <text:p>cshs</text:p>
          </table:table-cell>
          <table:table-cell office:value-type="string" calcext:value-type="string">
            <text:p>Freduce</text:p>
          </table:table-cell>
          <table:table-cell office:value-type="string" calcext:value-type="string">
            <text:p>IBIhs</text:p>
          </table:table-cell>
          <table:table-cell office:value-type="string" calcext:value-type="string">
            <text:p>Totcoef</text:p>
          </table:table-cell>
          <table:table-cell office:value-type="string" calcext:value-type="string">
            <text:p>AoMhs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Hha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Klhs</text:p>
          </table:table-cell>
          <table:table-cell office:value-type="string" calcext:value-type="string">
            <text:p>Kev</text:p>
          </table:table-cell>
          <table:table-cell office:value-type="string" calcext:value-type="string">
            <text:p>Kto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table:style-name="ce21" table:formula="of:=[.C32]" office:value-type="float" office:value="0.914310828512445" calcext:value-type="float">
            <text:p>0.9143108285124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3" calcext:value-type="float">
            <text:p>3</text:p>
          </table:table-cell>
          <table:table-cell table:style-name="ce21" table:formula="of:=[.B18]*[.C18]*[.D18]*[.E18]/[.F18]" office:value-type="float" office:value="0.106669596659785" calcext:value-type="float">
            <text:p>0.106669596659785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formula="of:=[.I16]" office:value-type="float" office:value="0.25" calcext:value-type="float">
            <text:p>0.25</text:p>
          </table:table-cell>
          <table:table-cell table:style-name="ce21" table:formula="of:=[.J16]" office:value-type="float" office:value="0.23" calcext:value-type="float">
            <text:p>0.23</text:p>
          </table:table-cell>
          <table:table-cell table:style-name="ce21" table:formula="of:=[.K16]" office:value-type="float" office:value="1" calcext:value-type="float">
            <text:p>1</text:p>
          </table:table-cell>
          <table:table-cell table:style-name="ce21" table:formula="of:=[.L16]" office:value-type="float" office:value="6" calcext:value-type="float">
            <text:p>6</text:p>
          </table:table-cell>
          <table:table-cell table:style-name="ce21" table:formula="of:=[.M16]" office:value-type="float" office:value="29" calcext:value-type="float">
            <text:p>29</text:p>
          </table:table-cell>
          <table:table-cell table:style-name="ce21" table:formula="of:=[.N16]" office:value-type="float" office:value="150" calcext:value-type="float">
            <text:p>150</text:p>
          </table:table-cell>
          <table:table-cell table:style-name="ce21" table:formula="of:=[.O16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string" calcext:value-type="string">
            <text:p>cc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St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table:style-name="ce20" office:value-type="string" calcext:value-type="string">
            <text:p>???</text:p>
          </table:table-cell>
          <table:table-cell table:number-columns-repeated="13"/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3" calcext:value-type="float">
            <text:p>0.33</text:p>
          </table:table-cell>
          <table:table-cell table:style-name="ce25" office:value-type="float" office:value="35.2" calcext:value-type="float">
            <text:p>35.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NN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25" office:value-type="float" office:value="0.9" calcext:value-type="float">
            <text:p>0.9</text:p>
          </table:table-cell>
          <table:table-cell office:value-type="string" calcext:value-type="string">
            <text:p>PN0</text:p>
          </table:table-cell>
          <table:table-cell table:style-name="ce21" table:formula="of:=[.C22]*[.A23]" office:value-type="float" office:value="0.9" calcext:value-type="float">
            <text:p>0.9</text:p>
          </table:table-cell>
          <table:table-cell table:style-name="ce22" office:value-type="float" office:value="2.2025" calcext:value-type="float">
            <text:p>2.202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PP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0</text:p>
          </table:table-cell>
          <table:table-cell table:style-name="ce21" table:formula="of:=[.C22]-[.C23]" office:value-type="float" office:value="0.1" calcext:value-type="float">
            <text:p>0.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EE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5" office:value-type="float" office:value="0.25" calcext:value-type="float">
            <text:p>0.25</text:p>
          </table:table-cell>
          <table:table-cell office:value-type="string" calcext:value-type="string">
            <text:p>SENo</text:p>
          </table:table-cell>
          <table:table-cell table:style-name="ce21" table:formula="of:=[.C24]*[.A25]" office:value-type="float" office:value="0.025" calcext:value-type="float">
            <text:p>0.025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XX0</text:p>
          </table:table-cell>
          <table:table-cell table:style-name="ce21" table:formula="of:=([.O16]*(([.C25]^[.P20])*([.C24]-[.C25])^[.J16])*[.C23]*[.K16])^0.5" office:value-type="float" office:value="2.66752149845805" calcext:value-type="float">
            <text:p>2.66752149845805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6" table:formula="of:=[.C27]-[.G27]" office:value-type="float" office:value="1.66752149845805" calcext:value-type="float">
            <text:p>1.667521498458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xp</text:p>
          </table:table-cell>
          <table:table-cell table:style-name="ce21" table:formula="of:=[.C27]/([.C23]+[.L16]*[.C24])" office:value-type="float" office:value="1.7783476656387" calcext:value-type="float">
            <text:p>1.7783476656387</text:p>
          </table:table-cell>
          <table:table-cell table:style-name="ce21" table:formula="of:=[.$L$16]-[.$K$16]*[.D23]" office:value-type="float" office:value="3.7975" calcext:value-type="float">
            <text:p>3.7975</text:p>
          </table:table-cell>
          <table:table-cell table:style-name="ce21" table:formula="of:=[.$L$16]-[.$K$16]*[.E23]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xxp</text:p>
          </table:table-cell>
          <table:table-cell table:style-name="ce21" table:formula="of:=[.$L$16]/([.$K$16]*[.P23]+1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xe</text:p>
          </table:table-cell>
          <table:table-cell table:style-name="ce21" table:formula="of:=[.L16]*[.C28]" office:value-type="float" office:value="10.6700859938322" calcext:value-type="float">
            <text:p>10.6700859938322</text:p>
          </table:table-cell>
          <table:table-cell table:style-name="ce21" table:formula="of:=[.$O$16]*[.$N$16]*[.D23]/([.D23]+[.$J$16])" office:value-type="float" office:value="4074.51181911614" calcext:value-type="float">
            <text:p>4074.51181911614</text:p>
          </table:table-cell>
          <table:table-cell table:style-name="ce21" table:formula="of:=[.$O$16]*[.$N$16]*[.E23]/([.E23]+[.$J$16])" office:value-type="float" office:value="3658.53658536585" calcext:value-type="float">
            <text:p>3658.53658536585</text:p>
          </table:table-cell>
          <table:table-cell table:number-columns-repeated="9"/>
          <table:table-cell office:value-type="string" calcext:value-type="string">
            <text:p>xxn</text:p>
          </table:table-cell>
          <table:table-cell table:style-name="ce21" table:formula="of:=[.$O$16]*[.$N$16]*[.P23]/([.P23]+[.$J$16])" office:value-type="float" office:value="4035.87443946188" calcext:value-type="float">
            <text:p>4035.87443946188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rp</text:p>
          </table:table-cell>
          <table:table-cell table:style-name="ce21" table:formula="of:=[.C28]/([.C28]+1)" office:value-type="float" office:value="0.640073842317313" calcext:value-type="float">
            <text:p>0.640073842317313</text:p>
          </table:table-cell>
          <table:table-cell table:style-name="ce21" table:formula="of:=[.D28]/([.D28]+1)" office:value-type="float" office:value="0.791558103178739" calcext:value-type="float">
            <text:p>0.791558103178739</text:p>
          </table:table-cell>
          <table:table-cell table:style-name="ce21" table:formula="of:=[.E28]/([.E28]+1)" office:value-type="float" office:value="0.833333333333333" calcext:value-type="float">
            <text:p>0.833333333333333</text:p>
          </table:table-cell>
          <table:table-cell table:number-columns-repeated="9"/>
          <table:table-cell office:value-type="string" calcext:value-type="string">
            <text:p>Srp</text:p>
          </table:table-cell>
          <table:table-cell table:style-name="ce21" table:formula="of:=[.P28]/([.P28]+1)" office:value-type="float" office:value="0.666666666666667" calcext:value-type="float">
            <text:p>0.6666666666666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re</text:p>
          </table:table-cell>
          <table:table-cell table:style-name="ce21" table:formula="of:=[.C29]/([.C29]+1)" office:value-type="float" office:value="0.914310828512445" calcext:value-type="float">
            <text:p>0.914310828512445</text:p>
          </table:table-cell>
          <table:table-cell table:style-name="ce21" table:formula="of:=[.D29]/([.D29]+1)" office:value-type="float" office:value="0.999754632045156" calcext:value-type="float">
            <text:p>0.999754632045156</text:p>
          </table:table-cell>
          <table:table-cell table:style-name="ce21" table:formula="of:=[.E29]/([.E29]+1)" office:value-type="float" office:value="0.999726741357362" calcext:value-type="float">
            <text:p>0.999726741357362</text:p>
          </table:table-cell>
          <table:table-cell table:number-columns-repeated="9"/>
          <table:table-cell office:value-type="string" calcext:value-type="string">
            <text:p>Sre</text:p>
          </table:table-cell>
          <table:table-cell table:style-name="ce21" table:formula="of:=[.P29]/([.P29]+1)" office:value-type="float" office:value="0.999752283600841" calcext:value-type="float">
            <text:p>0.999752283600841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LEBp</text:p>
          </table:table-cell>
          <table:table-cell table:style-name="ce21" table:formula="of:=[.M16]*[.C28]^[.I16]" office:value-type="float" office:value="33.4889988998815" calcext:value-type="float">
            <text:p>33.4889988998815</text:p>
          </table:table-cell>
          <table:table-cell table:style-name="ce21" table:formula="of:=[.$M$16]*([.D28]^[.$I$16])-(0.5/[.D31])*[.$N$16]*[.D23]*[.D24]/([.D23]+[.$J$16])/[.D23]" office:value-type="float" office:value="40.4829771657053" calcext:value-type="float">
            <text:p>40.4829771657053</text:p>
          </table:table-cell>
          <table:table-cell table:style-name="ce21" table:formula="of:=[.$M$16]*([.E28]^[.$I$16])-(0.5/[.E31])*[.$N$16]*[.E23]*[.E24]/([.E23]+[.$J$16])/[.E23]" office:value-type="float" office:value="43.3651146554154" calcext:value-type="float">
            <text:p>43.3651146554154</text:p>
          </table:table-cell>
          <table:table-cell table:number-columns-repeated="3"/>
          <table:table-cell table:style-name="ce23" office:value-type="float" office:value="15" calcext:value-type="float">
            <text:p>15</text:p>
          </table:table-cell>
          <table:table-cell table:number-columns-repeated="3"/>
          <table:table-cell table:style-name="ce26" table:formula="of:=[.E34]-[.I34]" office:value-type="float" office:value="28.3651146554154" calcext:value-type="float">
            <text:p>28.3651146554154</text:p>
          </table:table-cell>
          <table:table-cell/>
          <table:table-cell office:value-type="string" calcext:value-type="string">
            <text:p>LEBp</text:p>
          </table:table-cell>
          <table:table-cell table:style-name="ce21" table:formula="of:=[.$M$16]*([.P28]^[.$I$16])-(0.5/[.P31])*[.$N$16]*[.P23]*[.P24]/([.P23]+[.$J$16])/[.P23]" office:value-type="float" office:value="-15.9614241581946" calcext:value-type="float">
            <text:p>-15.96142415819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Be</text:p>
          </table:table-cell>
          <table:table-cell table:style-name="ce21" table:formula="of:=([.M16]*[.C29]^[.I16])-([.N16]*[.C24]/[.C23])*(0.5/[.C32])" office:value-type="float" office:value="43.2987828057083" calcext:value-type="float">
            <text:p>43.2987828057083</text:p>
          </table:table-cell>
          <table:table-cell table:style-name="ce21" table:formula="of:=[.$M$18]*([.D29]^[.$I$16])" office:value-type="float" office:value="231.695123559956" calcext:value-type="float">
            <text:p>231.695123559956</text:p>
          </table:table-cell>
          <table:table-cell table:style-name="ce21" table:formula="of:=[.$M$18]*([.E29]^[.$I$16])" office:value-type="float" office:value="225.540660782614" calcext:value-type="float">
            <text:p>225.540660782614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number-columns-repeated="3"/>
          <table:table-cell table:style-name="ce26" table:formula="of:=[.C35]-[.G35]" office:value-type="float" office:value="8.29878280570833" calcext:value-type="float">
            <text:p>8.29878280570833</text:p>
          </table:table-cell>
          <table:table-cell table:number-columns-repeated="3"/>
          <table:table-cell office:value-type="string" calcext:value-type="string">
            <text:p>LEBe</text:p>
          </table:table-cell>
          <table:table-cell table:style-name="ce21" table:formula="of:=[.$M$18]*([.P29]^[.$I$16])" office:value-type="float" office:value="231.143885530905" calcext:value-type="float">
            <text:p>231.143885530905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lebn</text:p>
          </table:table-cell>
          <table:table-cell table:style-name="ce21" table:formula="of:=([.C35]*[.C24]+[.C34]*[.C23])" office:value-type="float" office:value="34.4699772904641" calcext:value-type="float">
            <text:p>34.4699772904641</text:p>
          </table:table-cell>
          <table:table-cell table:number-columns-repeated="3"/>
          <table:table-cell table:style-name="ce23" office:value-type="float" office:value="30" calcext:value-type="float">
            <text:p>30</text:p>
          </table:table-cell>
          <table:table-cell table:number-columns-repeated="3"/>
          <table:table-cell table:style-name="ce26" table:formula="of:=[.C36]-[.G36]" office:value-type="float" office:value="4.46997729046414" calcext:value-type="float">
            <text:p>4.4699772904641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dPNot</text:p>
          </table:table-cell>
          <table:table-cell table:style-name="ce21" table:formula="of:=([.C23]/[.C34])*([.C31]*[.$G$16]*([.C34]-[.$H$16])-1)" office:value-type="float" office:value="0.00154867883623583" calcext:value-type="float">
            <text:p>0.001548678836236</text:p>
          </table:table-cell>
          <table:table-cell table:style-name="ce21" table:formula="of:=([.D23]/[.D34])*([.D31]*[.$G$16]*([.D34]-[.$H$16])-1)" office:value-type="float" office:value="0.0488845694490998" calcext:value-type="float">
            <text:p>0.0488845694491</text:p>
          </table:table-cell>
          <table:table-cell table:style-name="ce21" table:formula="of:=([.E23]/[.E34])*([.E31]*[.$G$16]*([.E34]-[.$H$16])-1)" office:value-type="float" office:value="0.0289388604120453" calcext:value-type="float">
            <text:p>0.028938860412045</text:p>
          </table:table-cell>
          <table:table-cell/>
          <table:table-cell table:number-columns-repeated="2" table:style-name="ce23" office:value-type="float" office:value="0" calcext:value-type="float">
            <text:p>0</text:p>
          </table:table-cell>
          <table:table-cell table:style-name="ce20" office:value-type="float" office:value="0.08" calcext:value-type="float">
            <text:p>0.08</text:p>
          </table:table-cell>
          <table:table-cell/>
          <table:table-cell table:style-name="ce26" table:formula="of:=[.C38]-[.G38]" office:value-type="float" office:value="0.00154867883623583" calcext:value-type="float">
            <text:p>0.001548678836236</text:p>
          </table:table-cell>
          <table:table-cell table:style-name="ce26" table:formula="of:=[.D38]-[.H38]" office:value-type="float" office:value="0.0488845694490998" calcext:value-type="float">
            <text:p>0.0488845694491</text:p>
          </table:table-cell>
          <table:table-cell table:style-name="ce26" table:formula="of:=[.E38]-[.I38]" office:value-type="float" office:value="-0.0510611395879547" calcext:value-type="float">
            <text:p>-0.051061139587955</text:p>
          </table:table-cell>
          <table:table-cell/>
          <table:table-cell office:value-type="string" calcext:value-type="string">
            <text:p>dPPot</text:p>
          </table:table-cell>
          <table:table-cell table:style-name="ce21" table:formula="of:=([.P23]/[.P34])*([.P31]*[.$G$16]*([.P34]-[.$H$16])-1)" office:value-type="float" office:value="0.427945929676162" calcext:value-type="float">
            <text:p>0.427945929676162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dENo</text:p>
          </table:table-cell>
          <table:table-cell table:style-name="ce21" table:formula="of:=([.C24]/[.C35])*([.C32]*[.$G$18]*([.C35]-[.$H$18])-1)" office:value-type="float" office:value="0.0033889387313862" calcext:value-type="float">
            <text:p>0.003388938731386</text:p>
          </table:table-cell>
          <table:table-cell table:style-name="ce21" table:formula="of:=([.D24]/[.D35])*([.D32]*[.$G$18]*([.D35]-[.$H$18])-1)" office:value-type="float" office:value="0" calcext:value-type="float">
            <text:p>0</text:p>
          </table:table-cell>
          <table:table-cell table:style-name="ce21" table:formula="of:=([.E24]/[.E35])*([.E32]*[.$G$18]*([.E35]-[.$H$18])-1)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39]-[.G39]" office:value-type="float" office:value="0.0033889387313862" calcext:value-type="float">
            <text:p>0.003388938731386</text:p>
          </table:table-cell>
          <table:table-cell table:style-name="ce27" table:number-columns-repeated="2"/>
          <table:table-cell/>
          <table:table-cell office:value-type="string" calcext:value-type="string">
            <text:p>dEEo</text:p>
          </table:table-cell>
          <table:table-cell table:style-name="ce21" table:formula="of:=([.P24]/[.P35])*([.P32]*[.$G$18]*([.P35]-[.$H$18])-1)" office:value-type="float" office:value="0.09401217850509" calcext:value-type="float">
            <text:p>0.09401217850509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39]-[.R39]" office:value-type="float" office:value="0.05401217850509" calcext:value-type="float">
            <text:p>0.05401217850509</text:p>
          </table:table-cell>
        </table:table-row>
        <table:table-row table:style-name="ro1">
          <table:table-cell/>
          <table:table-cell table:style-name="ce23" office:value-type="string" calcext:value-type="string">
            <text:p>dSENo</text:p>
          </table:table-cell>
          <table:table-cell table:style-name="ce21" table:formula="of:=([.L16]*[.C28]*[.Q20])-[.R20]*[.C24]" office:value-type="float" office:value="0.00112837796463028" calcext:value-type="float">
            <text:p>0.00112837796463</text:p>
          </table:table-cell>
          <table:table-cell table:style-name="ce21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table:style-name="ce27" table:number-columns-repeated="2"/>
          <table:table-cell/>
          <table:table-cell table:style-name="ce26" table:formula="of:=[.C40]-[.G40]" office:value-type="float" office:value="0.00112837796463028" calcext:value-type="float">
            <text:p>0.00112837796463</text:p>
          </table:table-cell>
          <table:table-cell table:style-name="ce27" table:number-columns-repeated="2"/>
          <table:table-cell/>
          <table:table-cell office:value-type="string" calcext:value-type="string">
            <text:p>dEEo</text:p>
          </table:table-cell>
          <table:table-cell table:style-name="ce21" table:formula="of:=([.P25]/[.P36])*([.P33]*[.$G$18]*([.P36]-[.$H$18])-1)" office:value-type="string" office:string-value="" calcext:value-type="error">
            <text:p>#DIV/0!</text:p>
          </table:table-cell>
          <table:table-cell/>
          <table:table-cell table:style-name="ce20" office:value-type="float" office:value="0.04" calcext:value-type="float">
            <text:p>0.04</text:p>
          </table:table-cell>
          <table:table-cell/>
          <table:table-cell table:style-name="ce26" table:formula="of:=[.P40]-[.R40]" office:value-type="string" office:string-value="" calcext:value-type="error">
            <text:p>#DIV/0!</text:p>
          </table:table-cell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4" table:style-name="ta1">
        <table:shapes>
          <draw:frame draw:z-index="0" draw:style-name="gr1" draw:text-style-name="P1" svg:width="6.298in" svg:height="3.5453in" svg:x="4.889in" svg:y="0.711in">
            <draw:object draw:notify-on-update-of-ranges="Sheet4.C5:Sheet4.C25 Sheet4.D5:Sheet4.D25 Sheet4.C5:Sheet4.C25 Sheet4.E5:Sheet4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x0</text:p>
          </table:table-cell>
          <table:table-cell office:value-type="string" calcext:value-type="string">
            <text:p>Xx0 ^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5]*[.C5]^0.25" office:value-type="float" office:value="0" calcext:value-type="float">
            <text:p>0</text:p>
          </table:table-cell>
          <table:table-cell table:formula="of:=[.D5]^0.5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table:formula="of:=[.B6]*[.C6]^0.25" office:value-type="float" office:value="0.0562341325190349" calcext:value-type="float">
            <text:p>0.056234132519035</text:p>
          </table:table-cell>
          <table:table-cell table:formula="of:=[.D6]^0.5" office:value-type="float" office:value="0.237137370566166" calcext:value-type="float">
            <text:p>0.237137370566166</text:p>
          </table:table-cell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table:formula="of:=[.B7]*[.C7]^0.25" office:value-type="float" office:value="0.133748060995284" calcext:value-type="float">
            <text:p>0.133748060995284</text:p>
          </table:table-cell>
          <table:table-cell table:formula="of:=[.D7]^0.5" office:value-type="float" office:value="0.365715819995915" calcext:value-type="float">
            <text:p>0.365715819995915</text:p>
          </table:table-cell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table:formula="of:=[.B8]*[.C8]^0.25" office:value-type="float" office:value="0.222024841347686" calcext:value-type="float">
            <text:p>0.222024841347686</text:p>
          </table:table-cell>
          <table:table-cell table:formula="of:=[.D8]^0.5" office:value-type="float" office:value="0.47119512025029" calcext:value-type="float">
            <text:p>0.47119512025029</text:p>
          </table:table-cell>
        </table:table-row>
        <table:table-row table:style-name="ro1">
          <table:table-cell/>
          <table:table-cell table:number-columns-repeated="2" office:value-type="float" office:value="0.4" calcext:value-type="float">
            <text:p>0.4</text:p>
          </table:table-cell>
          <table:table-cell table:formula="of:=[.B9]*[.C9]^0.25" office:value-type="float" office:value="0.31810829150682" calcext:value-type="float">
            <text:p>0.31810829150682</text:p>
          </table:table-cell>
          <table:table-cell table:formula="of:=[.D9]^0.5" office:value-type="float" office:value="0.564010896620642" calcext:value-type="float">
            <text:p>0.564010896620642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table:formula="of:=[.B10]*[.C10]^0.25" office:value-type="float" office:value="0.420448207626857" calcext:value-type="float">
            <text:p>0.420448207626857</text:p>
          </table:table-cell>
          <table:table-cell table:formula="of:=[.D10]^0.5" office:value-type="float" office:value="0.648419777325505" calcext:value-type="float">
            <text:p>0.648419777325505</text:p>
          </table:table-cell>
        </table:table-row>
        <table:table-row table:style-name="ro1">
          <table:table-cell/>
          <table:table-cell table:number-columns-repeated="2" office:value-type="float" office:value="0.6" calcext:value-type="float">
            <text:p>0.6</text:p>
          </table:table-cell>
          <table:table-cell table:formula="of:=[.B11]*[.C11]^0.25" office:value-type="float" office:value="0.528067042076036" calcext:value-type="float">
            <text:p>0.528067042076036</text:p>
          </table:table-cell>
          <table:table-cell table:formula="of:=[.D11]^0.5" office:value-type="float" office:value="0.726682215329394" calcext:value-type="float">
            <text:p>0.726682215329394</text:p>
          </table:table-cell>
        </table:table-row>
        <table:table-row table:style-name="ro1">
          <table:table-cell/>
          <table:table-cell table:number-columns-repeated="2" office:value-type="float" office:value="0.7" calcext:value-type="float">
            <text:p>0.7</text:p>
          </table:table-cell>
          <table:table-cell table:formula="of:=[.B12]*[.C12]^0.25" office:value-type="float" office:value="0.640283853460086" calcext:value-type="float">
            <text:p>0.640283853460086</text:p>
          </table:table-cell>
          <table:table-cell table:formula="of:=[.D12]^0.5" office:value-type="float" office:value="0.800177388745824" calcext:value-type="float">
            <text:p>0.800177388745824</text:p>
          </table:table-cell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table:formula="of:=[.B13]*[.C13]^0.25" office:value-type="float" office:value="0.756593287202541" calcext:value-type="float">
            <text:p>0.756593287202541</text:p>
          </table:table-cell>
          <table:table-cell table:formula="of:=[.D13]^0.5" office:value-type="float" office:value="0.869823710416393" calcext:value-type="float">
            <text:p>0.869823710416393</text:p>
          </table:table-cell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table:formula="of:=[.B14]*[.C14]^0.25" office:value-type="float" office:value="0.876603371782767" calcext:value-type="float">
            <text:p>0.876603371782767</text:p>
          </table:table-cell>
          <table:table-cell table:formula="of:=[.D14]^0.5" office:value-type="float" office:value="0.936270992706047" calcext:value-type="float">
            <text:p>0.936270992706047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15]*[.C15]^0.25" office:value-type="float" office:value="1" calcext:value-type="float">
            <text:p>1</text:p>
          </table:table-cell>
          <table:table-cell table:formula="of:=[.D15]^0.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.1" calcext:value-type="float">
            <text:p>1.1</text:p>
          </table:table-cell>
          <table:table-cell table:formula="of:=[.B16]*[.C16]^0.25" office:value-type="float" office:value="1.12652505799289" calcext:value-type="float">
            <text:p>1.12652505799289</text:p>
          </table:table-cell>
          <table:table-cell table:formula="of:=[.D16]^0.5" office:value-type="float" office:value="1.06137884753414" calcext:value-type="float">
            <text:p>1.06137884753414</text:p>
          </table:table-cell>
        </table:table-row>
        <table:table-row table:style-name="ro1">
          <table:table-cell/>
          <table:table-cell table:number-columns-repeated="2" office:value-type="float" office:value="1.2" calcext:value-type="float">
            <text:p>1.2</text:p>
          </table:table-cell>
          <table:table-cell table:formula="of:=[.B17]*[.C17]^0.25" office:value-type="float" office:value="1.25596216727053" calcext:value-type="float">
            <text:p>1.25596216727053</text:p>
          </table:table-cell>
          <table:table-cell table:formula="of:=[.D17]^0.5" office:value-type="float" office:value="1.12069717911242" calcext:value-type="float">
            <text:p>1.12069717911242</text:p>
          </table:table-cell>
        </table:table-row>
        <table:table-row table:style-name="ro1">
          <table:table-cell/>
          <table:table-cell table:number-columns-repeated="2" office:value-type="float" office:value="1.3" calcext:value-type="float">
            <text:p>1.3</text:p>
          </table:table-cell>
          <table:table-cell table:formula="of:=[.B18]*[.C18]^0.25" office:value-type="float" office:value="1.38812696408417" calcext:value-type="float">
            <text:p>1.38812696408417</text:p>
          </table:table-cell>
          <table:table-cell table:formula="of:=[.D18]^0.5" office:value-type="float" office:value="1.17818800031412" calcext:value-type="float">
            <text:p>1.17818800031412</text:p>
          </table:table-cell>
        </table:table-row>
        <table:table-row table:style-name="ro1">
          <table:table-cell/>
          <table:table-cell table:number-columns-repeated="2" office:value-type="float" office:value="1.4" calcext:value-type="float">
            <text:p>1.4</text:p>
          </table:table-cell>
          <table:table-cell table:formula="of:=[.B19]*[.C19]^0.25" office:value-type="float" office:value="1.52286022831219" calcext:value-type="float">
            <text:p>1.52286022831219</text:p>
          </table:table-cell>
          <table:table-cell table:formula="of:=[.D19]^0.5" office:value-type="float" office:value="1.23404223117047" calcext:value-type="float">
            <text:p>1.23404223117047</text:p>
          </table:table-cell>
        </table:table-row>
        <table:table-row table:style-name="ro1">
          <table:table-cell/>
          <table:table-cell table:number-columns-repeated="2" office:value-type="float" office:value="1.5" calcext:value-type="float">
            <text:p>1.5</text:p>
          </table:table-cell>
          <table:table-cell table:formula="of:=[.B20]*[.C20]^0.25" office:value-type="float" office:value="1.66002287955048" calcext:value-type="float">
            <text:p>1.66002287955048</text:p>
          </table:table-cell>
          <table:table-cell table:formula="of:=[.D20]^0.5" office:value-type="float" office:value="1.28841875162949" calcext:value-type="float">
            <text:p>1.28841875162949</text:p>
          </table:table-cell>
        </table:table-row>
        <table:table-row table:style-name="ro1">
          <table:table-cell/>
          <table:table-cell table:number-columns-repeated="2" office:value-type="float" office:value="1.6" calcext:value-type="float">
            <text:p>1.6</text:p>
          </table:table-cell>
          <table:table-cell table:formula="of:=[.B21]*[.C21]^0.25" office:value-type="float" office:value="1.79949224060912" calcext:value-type="float">
            <text:p>1.79949224060912</text:p>
          </table:table-cell>
          <table:table-cell table:formula="of:=[.D21]^0.5" office:value-type="float" office:value="1.34145154240066" calcext:value-type="float">
            <text:p>1.34145154240066</text:p>
          </table:table-cell>
        </table:table-row>
        <table:table-row table:style-name="ro1">
          <table:table-cell/>
          <table:table-cell table:number-columns-repeated="2" office:value-type="float" office:value="1.7" calcext:value-type="float">
            <text:p>1.7</text:p>
          </table:table-cell>
          <table:table-cell table:formula="of:=[.B22]*[.C22]^0.25" office:value-type="float" office:value="1.94115918724023" calcext:value-type="float">
            <text:p>1.94115918724023</text:p>
          </table:table-cell>
          <table:table-cell table:formula="of:=[.D22]^0.5" office:value-type="float" office:value="1.3932548895447" calcext:value-type="float">
            <text:p>1.3932548895447</text:p>
          </table:table-cell>
        </table:table-row>
        <table:table-row table:style-name="ro1">
          <table:table-cell/>
          <table:table-cell table:number-columns-repeated="2" office:value-type="float" office:value="1.8" calcext:value-type="float">
            <text:p>1.8</text:p>
          </table:table-cell>
          <table:table-cell table:formula="of:=[.B23]*[.C23]^0.25" office:value-type="float" office:value="2.08492593351888" calcext:value-type="float">
            <text:p>2.08492593351888</text:p>
          </table:table-cell>
          <table:table-cell table:formula="of:=[.D23]^0.5" office:value-type="float" office:value="1.44392726046671" calcext:value-type="float">
            <text:p>1.44392726046671</text:p>
          </table:table-cell>
        </table:table-row>
        <table:table-row table:style-name="ro1">
          <table:table-cell/>
          <table:table-cell table:number-columns-repeated="2" office:value-type="float" office:value="1.9" calcext:value-type="float">
            <text:p>1.9</text:p>
          </table:table-cell>
          <table:table-cell table:formula="of:=[.B24]*[.C24]^0.25" office:value-type="float" office:value="2.23070428329363" calcext:value-type="float">
            <text:p>2.23070428329363</text:p>
          </table:table-cell>
          <table:table-cell table:formula="of:=[.D24]^0.5" office:value-type="float" office:value="1.49355424517948" calcext:value-type="float">
            <text:p>1.49355424517948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25]*[.C25]^0.25" office:value-type="float" office:value="2.37841423000544" calcext:value-type="float">
            <text:p>2.37841423000544</text:p>
          </table:table-cell>
          <table:table-cell table:formula="of:=[.D25]^0.5" office:value-type="float" office:value="1.54221082540794" calcext:value-type="float">
            <text:p>1.54221082540794</text:p>
          </table:table-cell>
        </table:table-row>
      </table:table>
      <table:table table:name="Sheet4_2" table:style-name="ta1">
        <table:shapes>
          <draw:frame draw:z-index="0" draw:style-name="gr1" draw:text-style-name="P1" svg:width="6.298in" svg:height="3.5453in" svg:x="4.889in" svg:y="0.711in">
            <draw:object draw:notify-on-update-of-ranges="Sheet4_2.C5:Sheet4_2.C25 Sheet4_2.D5:Sheet4_2.D25 Sheet4_2.C5:Sheet4_2.C25 Sheet4_2.E5:Sheet4_2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x0</text:p>
          </table:table-cell>
          <table:table-cell office:value-type="string" calcext:value-type="string">
            <text:p>Xx0 ^0.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1-[.C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*[.C5]^0.25" office:value-type="float" office:value="0" calcext:value-type="float">
            <text:p>0</text:p>
          </table:table-cell>
          <table:table-cell table:formula="of:=[.D5]^0.5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1-[.C6]" office:value-type="float" office:value="0.97" calcext:value-type="float">
            <text:p>0.97</text:p>
          </table:table-cell>
          <table:table-cell office:value-type="float" office:value="0.03" calcext:value-type="float">
            <text:p>0.03</text:p>
          </table:table-cell>
          <table:table-cell table:formula="of:=[.B6]*[.C6]^0.25" office:value-type="float" office:value="0.403693770677918" calcext:value-type="float">
            <text:p>0.403693770677918</text:p>
          </table:table-cell>
          <table:table-cell table:formula="of:=[.D6]^0.5" office:value-type="float" office:value="0.635369003554563" calcext:value-type="float">
            <text:p>0.635369003554563</text:p>
          </table:table-cell>
        </table:table-row>
        <table:table-row table:style-name="ro1">
          <table:table-cell/>
          <table:table-cell table:formula="of:=1-[.C7]"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[.B7]*[.C7]^0.25" office:value-type="float" office:value="0.506107192671314" calcext:value-type="float">
            <text:p>0.506107192671314</text:p>
          </table:table-cell>
          <table:table-cell table:formula="of:=[.D7]^0.5" office:value-type="float" office:value="0.711412111698497" calcext:value-type="float">
            <text:p>0.711412111698497</text:p>
          </table:table-cell>
        </table:table-row>
        <table:table-row table:style-name="ro1">
          <table:table-cell/>
          <table:table-cell table:formula="of:=1-[.C8]"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 table:formula="of:=[.B8]*[.C8]^0.25" office:value-type="float" office:value="0.528983030695207" calcext:value-type="float">
            <text:p>0.528983030695207</text:p>
          </table:table-cell>
          <table:table-cell table:formula="of:=[.D8]^0.5" office:value-type="float" office:value="0.727312196168335" calcext:value-type="float">
            <text:p>0.727312196168335</text:p>
          </table:table-cell>
        </table:table-row>
        <table:table-row table:style-name="ro1">
          <table:table-cell/>
          <table:table-cell table:formula="of:=1-[.C9]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B9]*[.C9]^0.25" office:value-type="float" office:value="0.534992243981138" calcext:value-type="float">
            <text:p>0.534992243981138</text:p>
          </table:table-cell>
          <table:table-cell table:formula="of:=[.D9]^0.5" office:value-type="float" office:value="0.73143163999183" calcext:value-type="float">
            <text:p>0.73143163999183</text:p>
          </table:table-cell>
        </table:table-row>
        <table:table-row table:style-name="ro1">
          <table:table-cell/>
          <table:table-cell table:formula="of:=1-[.C10]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formula="of:=[.B10]*[.C10]^0.25" office:value-type="float" office:value="0.530330085889911" calcext:value-type="float">
            <text:p>0.530330085889911</text:p>
          </table:table-cell>
          <table:table-cell table:formula="of:=[.D10]^0.5" office:value-type="float" office:value="0.728237657560985" calcext:value-type="float">
            <text:p>0.728237657560985</text:p>
          </table:table-cell>
        </table:table-row>
        <table:table-row table:style-name="ro1">
          <table:table-cell/>
          <table:table-cell table:formula="of:=1-[.C11]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[.B11]*[.C11]^0.25" office:value-type="float" office:value="0.5180579631446" calcext:value-type="float">
            <text:p>0.5180579631446</text:p>
          </table:table-cell>
          <table:table-cell table:formula="of:=[.D11]^0.5" office:value-type="float" office:value="0.719762435213592" calcext:value-type="float">
            <text:p>0.719762435213592</text:p>
          </table:table-cell>
        </table:table-row>
        <table:table-row table:style-name="ro1">
          <table:table-cell/>
          <table:table-cell table:formula="of:=1-[.C12]"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formula="of:=[.B12]*[.C12]^0.25" office:value-type="float" office:value="0.499954368753748" calcext:value-type="float">
            <text:p>0.499954368753748</text:p>
          </table:table-cell>
          <table:table-cell table:formula="of:=[.D12]^0.5" office:value-type="float" office:value="0.707074514286683" calcext:value-type="float">
            <text:p>0.707074514286683</text:p>
          </table:table-cell>
        </table:table-row>
        <table:table-row table:style-name="ro1">
          <table:table-cell/>
          <table:table-cell table:formula="of:=1-[.C13]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formula="of:=[.B13]*[.C13]^0.25" office:value-type="float" office:value="0.47716243726023" calcext:value-type="float">
            <text:p>0.47716243726023</text:p>
          </table:table-cell>
          <table:table-cell table:formula="of:=[.D13]^0.5" office:value-type="float" office:value="0.690769453045103" calcext:value-type="float">
            <text:p>0.690769453045103</text:p>
          </table:table-cell>
        </table:table-row>
        <table:table-row table:style-name="ro1">
          <table:table-cell/>
          <table:table-cell table:formula="of:=1-[.C14]"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formula="of:=[.B14]*[.C14]^0.25" office:value-type="float" office:value="0.450469942346996" calcext:value-type="float">
            <text:p>0.450469942346996</text:p>
          </table:table-cell>
          <table:table-cell table:formula="of:=[.D14]^0.5" office:value-type="float" office:value="0.671170576192816" calcext:value-type="float">
            <text:p>0.671170576192816</text:p>
          </table:table-cell>
        </table:table-row>
        <table:table-row table:style-name="ro1">
          <table:table-cell/>
          <table:table-cell table:formula="of:=1-[.C15]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formula="of:=[.B15]*[.C15]^0.25" office:value-type="float" office:value="0.420448207626857" calcext:value-type="float">
            <text:p>0.420448207626857</text:p>
          </table:table-cell>
          <table:table-cell table:formula="of:=[.D15]^0.5" office:value-type="float" office:value="0.648419777325505" calcext:value-type="float">
            <text:p>0.648419777325505</text:p>
          </table:table-cell>
        </table:table-row>
        <table:table-row table:style-name="ro1">
          <table:table-cell/>
          <table:table-cell table:formula="of:=1-[.C16]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formula="of:=[.B16]*[.C16]^0.25" office:value-type="float" office:value="0.387528088483515" calcext:value-type="float">
            <text:p>0.387528088483515</text:p>
          </table:table-cell>
          <table:table-cell table:formula="of:=[.D16]^0.5" office:value-type="float" office:value="0.622517540703485" calcext:value-type="float">
            <text:p>0.622517540703485</text:p>
          </table:table-cell>
        </table:table-row>
        <table:table-row table:style-name="ro1">
          <table:table-cell/>
          <table:table-cell table:formula="of:=1-[.C17]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formula="of:=[.B17]*[.C17]^0.25" office:value-type="float" office:value="0.352044694717357" calcext:value-type="float">
            <text:p>0.352044694717357</text:p>
          </table:table-cell>
          <table:table-cell table:formula="of:=[.D17]^0.5" office:value-type="float" office:value="0.593333544237436" calcext:value-type="float">
            <text:p>0.593333544237436</text:p>
          </table:table-cell>
        </table:table-row>
        <table:table-row table:style-name="ro1">
          <table:table-cell/>
          <table:table-cell table:formula="of:=1-[.C18]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[.B18]*[.C18]^0.25" office:value-type="float" office:value="0.314265266004147" calcext:value-type="float">
            <text:p>0.314265266004147</text:p>
          </table:table-cell>
          <table:table-cell table:formula="of:=[.D18]^0.5" office:value-type="float" office:value="0.56059367281851" calcext:value-type="float">
            <text:p>0.56059367281851</text:p>
          </table:table-cell>
        </table:table-row>
        <table:table-row table:style-name="ro1">
          <table:table-cell/>
          <table:table-cell table:formula="of:=1-[.C19]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formula="of:=[.B19]*[.C19]^0.25" office:value-type="float" office:value="0.274407365768608" calcext:value-type="float">
            <text:p>0.274407365768608</text:p>
          </table:table-cell>
          <table:table-cell table:formula="of:=[.D19]^0.5" office:value-type="float" office:value="0.523839064759978" calcext:value-type="float">
            <text:p>0.523839064759978</text:p>
          </table:table-cell>
        </table:table-row>
        <table:table-row table:style-name="ro1">
          <table:table-cell/>
          <table:table-cell table:formula="of:=1-[.C20]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[.B20]*[.C20]^0.25" office:value-type="float" office:value="0.232651214775525" calcext:value-type="float">
            <text:p>0.232651214775525</text:p>
          </table:table-cell>
          <table:table-cell table:formula="of:=[.D20]^0.5" office:value-type="float" office:value="0.482339314980155" calcext:value-type="float">
            <text:p>0.482339314980155</text:p>
          </table:table-cell>
        </table:table-row>
        <table:table-row table:style-name="ro1">
          <table:table-cell/>
          <table:table-cell table:formula="of:=1-[.C21]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formula="of:=[.B21]*[.C21]^0.25" office:value-type="float" office:value="0.189148321800635" calcext:value-type="float">
            <text:p>0.189148321800635</text:p>
          </table:table-cell>
          <table:table-cell table:formula="of:=[.D21]^0.5" office:value-type="float" office:value="0.434911855208196" calcext:value-type="float">
            <text:p>0.434911855208196</text:p>
          </table:table-cell>
        </table:table-row>
        <table:table-row table:style-name="ro1">
          <table:table-cell/>
          <table:table-cell table:formula="of:=1-[.C22]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formula="of:=[.B22]*[.C22]^0.25" office:value-type="float" office:value="0.144027688410628" calcext:value-type="float">
            <text:p>0.144027688410628</text:p>
          </table:table-cell>
          <table:table-cell table:formula="of:=[.D22]^0.5" office:value-type="float" office:value="0.379509800150969" calcext:value-type="float">
            <text:p>0.379509800150969</text:p>
          </table:table-cell>
        </table:table-row>
        <table:table-row table:style-name="ro1">
          <table:table-cell/>
          <table:table-cell table:formula="of:=1-[.C23]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formula="of:=[.B23]*[.C23]^0.25" office:value-type="float" office:value="0.0974003746425297" calcext:value-type="float">
            <text:p>0.09740037464253</text:p>
          </table:table-cell>
          <table:table-cell table:formula="of:=[.D23]^0.5" office:value-type="float" office:value="0.312090330902016" calcext:value-type="float">
            <text:p>0.312090330902016</text:p>
          </table:table-cell>
        </table:table-row>
        <table:table-row table:style-name="ro1">
          <table:table-cell/>
          <table:table-cell table:formula="of:=1-[.C24]"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formula="of:=[.B24]*[.C24]^0.25" office:value-type="float" office:value="0.0493629272450716" calcext:value-type="float">
            <text:p>0.049362927245072</text:p>
          </table:table-cell>
          <table:table-cell table:formula="of:=[.D24]^0.5" office:value-type="float" office:value="0.222177692951096" calcext:value-type="float">
            <text:p>0.222177692951096</text:p>
          </table:table-cell>
        </table:table-row>
        <table:table-row table:style-name="ro1">
          <table:table-cell/>
          <table:table-cell table:formula="of:=1-[.C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]*[.C25]^0.25" office:value-type="float" office:value="0" calcext:value-type="float">
            <text:p>0</text:p>
          </table:table-cell>
          <table:table-cell table:formula="of:=[.D25]^0.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7:17:38.900610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4-14T22:36:19.544648450</meta:creation-date>
    <meta:generator>LibreOffice/6.4.6.2$Linux_X86_64 LibreOffice_project/40$Build-2</meta:generator>
    <dc:date>2021-01-10T19:52:37.880823111</dc:date>
    <meta:editing-duration>P1DT35M46S</meta:editing-duration>
    <meta:editing-cycles>145</meta:editing-cycles>
    <meta:document-statistic meta:table-count="11" meta:cell-count="15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4.C5:Sheet4.E25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D5:Sheet4.D25" chart:class="chart:scatter">
            <chart:domain table:cell-range-address="Sheet4.C5:Sheet4.C25"/>
            <chart:data-point chart:repeated="21"/>
          </chart:series>
          <chart:series chart:style-name="ch7" chart:values-cell-range-address="Sheet4.E5:Sheet4.E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C5:Sheet4.C25</svg:desc>
                </draw:g>
              </table:table-cell>
              <table:table-cell office:value-type="float" office:value="0">
                <text:p>0</text:p>
                <draw:g>
                  <svg:desc>Sheet4.D5:Sheet4.D25</svg:desc>
                </draw:g>
              </table:table-cell>
              <table:table-cell office:value-type="float" office:value="0">
                <text:p>0</text:p>
                <draw:g>
                  <svg:desc>Sheet4.E5:Sheet4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562341325190349">
                <text:p>0.0562341325190349</text:p>
              </table:table-cell>
              <table:table-cell office:value-type="float" office:value="0.237137370566166">
                <text:p>0.237137370566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3748060995284">
                <text:p>0.133748060995284</text:p>
              </table:table-cell>
              <table:table-cell office:value-type="float" office:value="0.365715819995915">
                <text:p>0.365715819995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222024841347686">
                <text:p>0.222024841347686</text:p>
              </table:table-cell>
              <table:table-cell office:value-type="float" office:value="0.47119512025029">
                <text:p>0.47119512025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31810829150682">
                <text:p>0.31810829150682</text:p>
              </table:table-cell>
              <table:table-cell office:value-type="float" office:value="0.564010896620642">
                <text:p>0.564010896620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420448207626857">
                <text:p>0.420448207626857</text:p>
              </table:table-cell>
              <table:table-cell office:value-type="float" office:value="0.648419777325505">
                <text:p>0.6484197773255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28067042076036">
                <text:p>0.528067042076036</text:p>
              </table:table-cell>
              <table:table-cell office:value-type="float" office:value="0.726682215329394">
                <text:p>0.726682215329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40283853460086">
                <text:p>0.640283853460086</text:p>
              </table:table-cell>
              <table:table-cell office:value-type="float" office:value="0.800177388745824">
                <text:p>0.800177388745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756593287202541">
                <text:p>0.756593287202541</text:p>
              </table:table-cell>
              <table:table-cell office:value-type="float" office:value="0.869823710416393">
                <text:p>0.869823710416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876603371782767">
                <text:p>0.876603371782767</text:p>
              </table:table-cell>
              <table:table-cell office:value-type="float" office:value="0.936270992706047">
                <text:p>0.936270992706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.12652505799289">
                <text:p>1.12652505799289</text:p>
              </table:table-cell>
              <table:table-cell office:value-type="float" office:value="1.06137884753414">
                <text:p>1.06137884753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1.25596216727053">
                <text:p>1.25596216727053</text:p>
              </table:table-cell>
              <table:table-cell office:value-type="float" office:value="1.12069717911242">
                <text:p>1.12069717911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1.38812696408417">
                <text:p>1.38812696408417</text:p>
              </table:table-cell>
              <table:table-cell office:value-type="float" office:value="1.17818800031412">
                <text:p>1.17818800031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1.52286022831219">
                <text:p>1.52286022831219</text:p>
              </table:table-cell>
              <table:table-cell office:value-type="float" office:value="1.23404223117047">
                <text:p>1.23404223117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1.66002287955048">
                <text:p>1.66002287955048</text:p>
              </table:table-cell>
              <table:table-cell office:value-type="float" office:value="1.28841875162949">
                <text:p>1.28841875162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.79949224060912">
                <text:p>1.79949224060912</text:p>
              </table:table-cell>
              <table:table-cell office:value-type="float" office:value="1.34145154240066">
                <text:p>1.34145154240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1.94115918724023">
                <text:p>1.94115918724023</text:p>
              </table:table-cell>
              <table:table-cell office:value-type="float" office:value="1.3932548895447">
                <text:p>1.3932548895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08492593351888">
                <text:p>2.08492593351888</text:p>
              </table:table-cell>
              <table:table-cell office:value-type="float" office:value="1.44392726046671">
                <text:p>1.443927260466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3070428329363">
                <text:p>2.23070428329363</text:p>
              </table:table-cell>
              <table:table-cell office:value-type="float" office:value="1.49355424517948">
                <text:p>1.49355424517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.37841423000544">
                <text:p>2.37841423000544</text:p>
              </table:table-cell>
              <table:table-cell office:value-type="float" office:value="1.54221082540794">
                <text:p>1.5422108254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4_2.C5:Sheet4_2.E25" svg:x="0.319cm" svg:y="0.18cm" svg:width="12.508cm" svg:height="8.646cm">
          <chartooo:coordinate-region svg:x="1.046cm" svg:y="0.379cm" svg:width="11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_2.D5:Sheet4_2.D25" chart:class="chart:scatter">
            <chart:domain table:cell-range-address="Sheet4_2.C5:Sheet4_2.C25"/>
            <chart:data-point chart:repeated="21"/>
          </chart:series>
          <chart:series chart:style-name="ch7" chart:values-cell-range-address="Sheet4_2.E5:Sheet4_2.E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_2.C5:Sheet4_2.C25</svg:desc>
                </draw:g>
              </table:table-cell>
              <table:table-cell office:value-type="float" office:value="0">
                <text:p>0</text:p>
                <draw:g>
                  <svg:desc>Sheet4_2.D5:Sheet4_2.D25</svg:desc>
                </draw:g>
              </table:table-cell>
              <table:table-cell office:value-type="float" office:value="0">
                <text:p>0</text:p>
                <draw:g>
                  <svg:desc>Sheet4_2.E5:Sheet4_2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403693770677918">
                <text:p>0.403693770677918</text:p>
              </table:table-cell>
              <table:table-cell office:value-type="float" office:value="0.635369003554563">
                <text:p>0.635369003554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506107192671314">
                <text:p>0.506107192671314</text:p>
              </table:table-cell>
              <table:table-cell office:value-type="float" office:value="0.711412111698497">
                <text:p>0.711412111698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28983030695207">
                <text:p>0.528983030695207</text:p>
              </table:table-cell>
              <table:table-cell office:value-type="float" office:value="0.727312196168335">
                <text:p>0.727312196168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534992243981138">
                <text:p>0.534992243981138</text:p>
              </table:table-cell>
              <table:table-cell office:value-type="float" office:value="0.73143163999183">
                <text:p>0.73143163999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30330085889911">
                <text:p>0.530330085889911</text:p>
              </table:table-cell>
              <table:table-cell office:value-type="float" office:value="0.728237657560985">
                <text:p>0.728237657560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5180579631446">
                <text:p>0.5180579631446</text:p>
              </table:table-cell>
              <table:table-cell office:value-type="float" office:value="0.719762435213592">
                <text:p>0.71976243521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499954368753748">
                <text:p>0.499954368753748</text:p>
              </table:table-cell>
              <table:table-cell office:value-type="float" office:value="0.707074514286683">
                <text:p>0.707074514286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47716243726023">
                <text:p>0.47716243726023</text:p>
              </table:table-cell>
              <table:table-cell office:value-type="float" office:value="0.690769453045103">
                <text:p>0.690769453045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50469942346996">
                <text:p>0.450469942346996</text:p>
              </table:table-cell>
              <table:table-cell office:value-type="float" office:value="0.671170576192816">
                <text:p>0.671170576192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420448207626857">
                <text:p>0.420448207626857</text:p>
              </table:table-cell>
              <table:table-cell office:value-type="float" office:value="0.648419777325505">
                <text:p>0.648419777325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387528088483515">
                <text:p>0.387528088483515</text:p>
              </table:table-cell>
              <table:table-cell office:value-type="float" office:value="0.622517540703485">
                <text:p>0.622517540703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352044694717357">
                <text:p>0.352044694717357</text:p>
              </table:table-cell>
              <table:table-cell office:value-type="float" office:value="0.593333544237436">
                <text:p>0.593333544237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314265266004147">
                <text:p>0.314265266004147</text:p>
              </table:table-cell>
              <table:table-cell office:value-type="float" office:value="0.56059367281851">
                <text:p>0.56059367281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274407365768608">
                <text:p>0.274407365768608</text:p>
              </table:table-cell>
              <table:table-cell office:value-type="float" office:value="0.523839064759978">
                <text:p>0.5238390647599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32651214775525">
                <text:p>0.232651214775525</text:p>
              </table:table-cell>
              <table:table-cell office:value-type="float" office:value="0.482339314980155">
                <text:p>0.482339314980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89148321800635">
                <text:p>0.189148321800635</text:p>
              </table:table-cell>
              <table:table-cell office:value-type="float" office:value="0.434911855208196">
                <text:p>0.434911855208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44027688410628">
                <text:p>0.144027688410628</text:p>
              </table:table-cell>
              <table:table-cell office:value-type="float" office:value="0.379509800150969">
                <text:p>0.379509800150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974003746425297">
                <text:p>0.0974003746425297</text:p>
              </table:table-cell>
              <table:table-cell office:value-type="float" office:value="0.312090330902016">
                <text:p>0.312090330902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493629272450716">
                <text:p>0.0493629272450716</text:p>
              </table:table-cell>
              <table:table-cell office:value-type="float" office:value="0.222177692951096">
                <text:p>0.2221776929510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